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able-cell-properties fo:background-color="#ffff66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NATURAL_RUBBER_E~</text:p>
          </table:table-cell>
          <table:table-cell office:value-type="string">
            <text:p>ACTUAL</text:p>
          </table:table-cell>
          <table:table-cell office:value-type="string">
            <text:p>FITTED</text:p>
          </table:table-cell>
          <table:table-cell office:value-type="string">
            <text:p>RES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2007:01</text:p>
          </table:table-cell>
          <table:table-cell office:value-type="float" office:value="2.421924">
            <text:p>2.421924</text:p>
          </table:table-cell>
          <table:table-cell office:value-type="float" office:value="2.258833">
            <text:p>2.258833</text:p>
          </table:table-cell>
          <table:table-cell office:value-type="float" office:value="0.163091">
            <text:p>0.163091</text:p>
          </table:table-cell>
          <table:table-cell table:number-columns-repeated="7"/>
        </table:table-row>
        <table:table-row table:style-name="ro1">
          <table:table-cell office:value-type="string">
            <text:p>2007:02</text:p>
          </table:table-cell>
          <table:table-cell office:value-type="float" office:value="2.023546">
            <text:p>2.023546</text:p>
          </table:table-cell>
          <table:table-cell office:value-type="float" office:value="2.150629">
            <text:p>2.150629</text:p>
          </table:table-cell>
          <table:table-cell office:value-type="float" office:value="-0.127083">
            <text:p>-0.127083</text:p>
          </table:table-cell>
          <table:table-cell table:number-columns-repeated="7"/>
        </table:table-row>
        <table:table-row table:style-name="ro1">
          <table:table-cell office:value-type="string">
            <text:p>2007:03</text:p>
          </table:table-cell>
          <table:table-cell office:value-type="float" office:value="2.464784">
            <text:p>2.464784</text:p>
          </table:table-cell>
          <table:table-cell office:value-type="float" office:value="2.318067">
            <text:p>2.318067</text:p>
          </table:table-cell>
          <table:table-cell office:value-type="float" office:value="0.146717">
            <text:p>0.146717</text:p>
          </table:table-cell>
          <table:table-cell table:number-columns-repeated="7"/>
        </table:table-row>
        <table:table-row table:style-name="ro1">
          <table:table-cell office:value-type="string">
            <text:p>2007:04</text:p>
          </table:table-cell>
          <table:table-cell office:value-type="float" office:value="2.654702">
            <text:p>2.654702</text:p>
          </table:table-cell>
          <table:table-cell office:value-type="float" office:value="2.456052">
            <text:p>2.456052</text:p>
          </table:table-cell>
          <table:table-cell office:value-type="float" office:value="0.19865">
            <text:p>0.19865</text:p>
          </table:table-cell>
          <table:table-cell table:number-columns-repeated="7"/>
        </table:table-row>
        <table:table-row table:style-name="ro1">
          <table:table-cell office:value-type="string">
            <text:p>2007:05</text:p>
          </table:table-cell>
          <table:table-cell office:value-type="float" office:value="2.972959">
            <text:p>2.972959</text:p>
          </table:table-cell>
          <table:table-cell office:value-type="float" office:value="2.844478">
            <text:p>2.844478</text:p>
          </table:table-cell>
          <table:table-cell office:value-type="float" office:value="0.128482">
            <text:p>0.128482</text:p>
          </table:table-cell>
          <table:table-cell table:number-columns-repeated="7"/>
        </table:table-row>
        <table:table-row table:style-name="ro1">
          <table:table-cell office:value-type="string">
            <text:p>2007:06</text:p>
          </table:table-cell>
          <table:table-cell office:value-type="float" office:value="2.560154">
            <text:p>2.560154</text:p>
          </table:table-cell>
          <table:table-cell office:value-type="float" office:value="2.527299">
            <text:p>2.527299</text:p>
          </table:table-cell>
          <table:table-cell office:value-type="float" office:value="0.032856">
            <text:p>0.032856</text:p>
          </table:table-cell>
          <table:table-cell table:number-columns-repeated="7"/>
        </table:table-row>
        <table:table-row table:style-name="ro1">
          <table:table-cell office:value-type="string">
            <text:p>2007:07</text:p>
          </table:table-cell>
          <table:table-cell office:value-type="float" office:value="3.019137">
            <text:p>3.019137</text:p>
          </table:table-cell>
          <table:table-cell office:value-type="float" office:value="2.786913">
            <text:p>2.786913</text:p>
          </table:table-cell>
          <table:table-cell office:value-type="float" office:value="0.232224">
            <text:p>0.232224</text:p>
          </table:table-cell>
          <table:table-cell table:number-columns-repeated="7"/>
        </table:table-row>
        <table:table-row table:style-name="ro1">
          <table:table-cell office:value-type="string">
            <text:p>2007:08</text:p>
          </table:table-cell>
          <table:table-cell office:value-type="float" office:value="2.860347">
            <text:p>2.860347</text:p>
          </table:table-cell>
          <table:table-cell office:value-type="float" office:value="2.69255">
            <text:p>2.69255</text:p>
          </table:table-cell>
          <table:table-cell office:value-type="float" office:value="0.167797">
            <text:p>0.167797</text:p>
          </table:table-cell>
          <table:table-cell table:number-columns-repeated="7"/>
        </table:table-row>
        <table:table-row table:style-name="ro1">
          <table:table-cell office:value-type="string">
            <text:p>2007:09</text:p>
          </table:table-cell>
          <table:table-cell office:value-type="float" office:value="2.020979">
            <text:p>2.020979</text:p>
          </table:table-cell>
          <table:table-cell office:value-type="float" office:value="1.916451">
            <text:p>1.916451</text:p>
          </table:table-cell>
          <table:table-cell office:value-type="float" office:value="0.104528">
            <text:p>0.104528</text:p>
          </table:table-cell>
          <table:table-cell table:number-columns-repeated="7"/>
        </table:table-row>
        <table:table-row table:style-name="ro1">
          <table:table-cell office:value-type="string">
            <text:p>2007:10</text:p>
          </table:table-cell>
          <table:table-cell office:value-type="float" office:value="2.456176">
            <text:p>2.456176</text:p>
          </table:table-cell>
          <table:table-cell office:value-type="float" office:value="2.001978">
            <text:p>2.001978</text:p>
          </table:table-cell>
          <table:table-cell office:value-type="float" office:value="0.454198">
            <text:p>0.454198</text:p>
          </table:table-cell>
          <table:table-cell table:number-columns-repeated="7"/>
        </table:table-row>
        <table:table-row table:style-name="ro1">
          <table:table-cell office:value-type="string">
            <text:p>2007:11</text:p>
          </table:table-cell>
          <table:table-cell office:value-type="float" office:value="2.889836">
            <text:p>2.889836</text:p>
          </table:table-cell>
          <table:table-cell office:value-type="float" office:value="2.837534">
            <text:p>2.837534</text:p>
          </table:table-cell>
          <table:table-cell office:value-type="float" office:value="0.052301">
            <text:p>0.052301</text:p>
          </table:table-cell>
          <table:table-cell table:number-columns-repeated="7"/>
        </table:table-row>
        <table:table-row table:style-name="ro1">
          <table:table-cell office:value-type="string">
            <text:p>2007:12</text:p>
          </table:table-cell>
          <table:table-cell office:value-type="float" office:value="3.35837">
            <text:p>3.35837</text:p>
          </table:table-cell>
          <table:table-cell office:value-type="float" office:value="3.011458">
            <text:p>3.011458</text:p>
          </table:table-cell>
          <table:table-cell office:value-type="float" office:value="0.346911">
            <text:p>0.346911</text:p>
          </table:table-cell>
          <table:table-cell table:number-columns-repeated="7"/>
        </table:table-row>
        <table:table-row table:style-name="ro1">
          <table:table-cell office:value-type="string">
            <text:p>2008:01</text:p>
          </table:table-cell>
          <table:table-cell office:value-type="float" office:value="2.004179">
            <text:p>2.004179</text:p>
          </table:table-cell>
          <table:table-cell office:value-type="float" office:value="2.025258">
            <text:p>2.025258</text:p>
          </table:table-cell>
          <table:table-cell office:value-type="float" office:value="-0.02108">
            <text:p>-0.02108</text:p>
          </table:table-cell>
          <table:table-cell table:number-columns-repeated="7"/>
        </table:table-row>
        <table:table-row table:style-name="ro1">
          <table:table-cell office:value-type="string">
            <text:p>2008:02</text:p>
          </table:table-cell>
          <table:table-cell office:value-type="float" office:value="3.546896">
            <text:p>3.546896</text:p>
          </table:table-cell>
          <table:table-cell office:value-type="float" office:value="3.208844">
            <text:p>3.208844</text:p>
          </table:table-cell>
          <table:table-cell office:value-type="float" office:value="0.338052">
            <text:p>0.338052</text:p>
          </table:table-cell>
          <table:table-cell table:number-columns-repeated="7"/>
        </table:table-row>
        <table:table-row table:style-name="ro1">
          <table:table-cell office:value-type="string">
            <text:p>2008:03</text:p>
          </table:table-cell>
          <table:table-cell office:value-type="float" office:value="2.854869">
            <text:p>2.854869</text:p>
          </table:table-cell>
          <table:table-cell office:value-type="float" office:value="2.909826">
            <text:p>2.909826</text:p>
          </table:table-cell>
          <table:table-cell office:value-type="float" office:value="-0.054958">
            <text:p>-0.054958</text:p>
          </table:table-cell>
          <table:table-cell table:number-columns-repeated="7"/>
        </table:table-row>
        <table:table-row table:style-name="ro1">
          <table:table-cell office:value-type="string">
            <text:p>2008:04</text:p>
          </table:table-cell>
          <table:table-cell office:value-type="float" office:value="2.588052">
            <text:p>2.588052</text:p>
          </table:table-cell>
          <table:table-cell office:value-type="float" office:value="2.533816">
            <text:p>2.533816</text:p>
          </table:table-cell>
          <table:table-cell office:value-type="float" office:value="0.054236">
            <text:p>0.054236</text:p>
          </table:table-cell>
          <table:table-cell table:number-columns-repeated="7"/>
        </table:table-row>
        <table:table-row table:style-name="ro1">
          <table:table-cell office:value-type="string">
            <text:p>2008:05</text:p>
          </table:table-cell>
          <table:table-cell office:value-type="float" office:value="2.957867">
            <text:p>2.957867</text:p>
          </table:table-cell>
          <table:table-cell office:value-type="float" office:value="2.742128">
            <text:p>2.742128</text:p>
          </table:table-cell>
          <table:table-cell office:value-type="float" office:value="0.215739">
            <text:p>0.215739</text:p>
          </table:table-cell>
          <table:table-cell table:number-columns-repeated="7"/>
        </table:table-row>
        <table:table-row table:style-name="ro1">
          <table:table-cell office:value-type="string">
            <text:p>2008:06</text:p>
          </table:table-cell>
          <table:table-cell office:value-type="float" office:value="2.613356">
            <text:p>2.613356</text:p>
          </table:table-cell>
          <table:table-cell office:value-type="float" office:value="2.894723">
            <text:p>2.894723</text:p>
          </table:table-cell>
          <table:table-cell office:value-type="float" office:value="-0.281368">
            <text:p>-0.281368</text:p>
          </table:table-cell>
          <table:table-cell table:number-columns-repeated="7"/>
        </table:table-row>
        <table:table-row table:style-name="ro1">
          <table:table-cell office:value-type="string">
            <text:p>2008:07</text:p>
          </table:table-cell>
          <table:table-cell office:value-type="float" office:value="3.060516">
            <text:p>3.060516</text:p>
          </table:table-cell>
          <table:table-cell office:value-type="float" office:value="3.021366">
            <text:p>3.021366</text:p>
          </table:table-cell>
          <table:table-cell office:value-type="float" office:value="0.03915">
            <text:p>0.03915</text:p>
          </table:table-cell>
          <table:table-cell table:number-columns-repeated="7"/>
        </table:table-row>
        <table:table-row table:style-name="ro1">
          <table:table-cell office:value-type="string">
            <text:p>2008:08</text:p>
          </table:table-cell>
          <table:table-cell office:value-type="float" office:value="2.563759">
            <text:p>2.563759</text:p>
          </table:table-cell>
          <table:table-cell office:value-type="float" office:value="2.901555">
            <text:p>2.901555</text:p>
          </table:table-cell>
          <table:table-cell office:value-type="float" office:value="-0.337796">
            <text:p>-0.337796</text:p>
          </table:table-cell>
          <table:table-cell table:number-columns-repeated="7"/>
        </table:table-row>
        <table:table-row table:style-name="ro1">
          <table:table-cell office:value-type="string">
            <text:p>2008:09</text:p>
          </table:table-cell>
          <table:table-cell office:value-type="float" office:value="3.212704">
            <text:p>3.212704</text:p>
          </table:table-cell>
          <table:table-cell office:value-type="float" office:value="2.909781">
            <text:p>2.909781</text:p>
          </table:table-cell>
          <table:table-cell office:value-type="float" office:value="0.302923">
            <text:p>0.302923</text:p>
          </table:table-cell>
          <table:table-cell table:number-columns-repeated="7"/>
        </table:table-row>
        <table:table-row table:style-name="ro1">
          <table:table-cell office:value-type="string">
            <text:p>2008:10</text:p>
          </table:table-cell>
          <table:table-cell office:value-type="float" office:value="1.528803">
            <text:p>1.528803</text:p>
          </table:table-cell>
          <table:table-cell office:value-type="float" office:value="2.148388">
            <text:p>2.148388</text:p>
          </table:table-cell>
          <table:table-cell office:value-type="float" office:value="-0.619585">
            <text:p>-0.619585</text:p>
          </table:table-cell>
          <table:table-cell table:number-columns-repeated="7"/>
        </table:table-row>
        <table:table-row table:style-name="ro1">
          <table:table-cell office:value-type="string">
            <text:p>2008:11</text:p>
          </table:table-cell>
          <table:table-cell office:value-type="float" office:value="0.721069">
            <text:p>0.721069</text:p>
          </table:table-cell>
          <table:table-cell office:value-type="float" office:value="1.235845">
            <text:p>1.235845</text:p>
          </table:table-cell>
          <table:table-cell office:value-type="float" office:value="-0.514776">
            <text:p>-0.514776</text:p>
          </table:table-cell>
          <table:table-cell table:number-columns-repeated="7"/>
        </table:table-row>
        <table:table-row table:style-name="ro1">
          <table:table-cell office:value-type="string">
            <text:p>2008:12</text:p>
          </table:table-cell>
          <table:table-cell office:value-type="float" office:value="0.285676">
            <text:p>0.285676</text:p>
          </table:table-cell>
          <table:table-cell office:value-type="float" office:value="0.634725">
            <text:p>0.634725</text:p>
          </table:table-cell>
          <table:table-cell office:value-type="float" office:value="-0.349049">
            <text:p>-0.349049</text:p>
          </table:table-cell>
          <table:table-cell table:number-columns-repeated="7"/>
        </table:table-row>
        <table:table-row table:style-name="ro1">
          <table:table-cell office:value-type="string">
            <text:p>2009:01</text:p>
          </table:table-cell>
          <table:table-cell office:value-type="float" office:value="-0.166362">
            <text:p>-0.166362</text:p>
          </table:table-cell>
          <table:table-cell office:value-type="float" office:value="0.376589">
            <text:p>0.376589</text:p>
          </table:table-cell>
          <table:table-cell office:value-type="float" office:value="-0.542951">
            <text:p>-0.542951</text:p>
          </table:table-cell>
          <table:table-cell table:number-columns-repeated="7"/>
        </table:table-row>
        <table:table-row table:style-name="ro1">
          <table:table-cell office:value-type="string">
            <text:p>2009:02</text:p>
          </table:table-cell>
          <table:table-cell office:value-type="float" office:value="0.492566">
            <text:p>0.492566</text:p>
          </table:table-cell>
          <table:table-cell office:value-type="float" office:value="0.575655">
            <text:p>0.575655</text:p>
          </table:table-cell>
          <table:table-cell office:value-type="float" office:value="-0.083089">
            <text:p>-0.083089</text:p>
          </table:table-cell>
          <table:table-cell table:number-columns-repeated="7"/>
        </table:table-row>
        <table:table-row table:style-name="ro1">
          <table:table-cell office:value-type="string">
            <text:p>2009:03</text:p>
          </table:table-cell>
          <table:table-cell office:value-type="float" office:value="2.090692">
            <text:p>2.090692</text:p>
          </table:table-cell>
          <table:table-cell office:value-type="float" office:value="1.686516">
            <text:p>1.686516</text:p>
          </table:table-cell>
          <table:table-cell office:value-type="float" office:value="0.404177">
            <text:p>0.404177</text:p>
          </table:table-cell>
          <table:table-cell table:number-columns-repeated="7"/>
        </table:table-row>
        <table:table-row table:style-name="ro1">
          <table:table-cell office:value-type="string">
            <text:p>2009:04</text:p>
          </table:table-cell>
          <table:table-cell office:value-type="float" office:value="1.702772">
            <text:p>1.702772</text:p>
          </table:table-cell>
          <table:table-cell office:value-type="float" office:value="1.483623">
            <text:p>1.483623</text:p>
          </table:table-cell>
          <table:table-cell office:value-type="float" office:value="0.219148">
            <text:p>0.219148</text:p>
          </table:table-cell>
          <table:table-cell table:number-columns-repeated="7"/>
        </table:table-row>
        <table:table-row table:style-name="ro1">
          <table:table-cell office:value-type="string">
            <text:p>2009:05</text:p>
          </table:table-cell>
          <table:table-cell office:value-type="float" office:value="2.120741">
            <text:p>2.120741</text:p>
          </table:table-cell>
          <table:table-cell office:value-type="float" office:value="2.09801">
            <text:p>2.09801</text:p>
          </table:table-cell>
          <table:table-cell office:value-type="float" office:value="0.022731">
            <text:p>0.022731</text:p>
          </table:table-cell>
          <table:table-cell table:number-columns-repeated="7"/>
        </table:table-row>
        <table:table-row table:style-name="ro1">
          <table:table-cell office:value-type="string">
            <text:p>2009:06</text:p>
          </table:table-cell>
          <table:table-cell office:value-type="float" office:value="1.46152">
            <text:p>1.46152</text:p>
          </table:table-cell>
          <table:table-cell office:value-type="float" office:value="1.221667">
            <text:p>1.221667</text:p>
          </table:table-cell>
          <table:table-cell office:value-type="float" office:value="0.239853">
            <text:p>0.239853</text:p>
          </table:table-cell>
          <table:table-cell table:number-columns-repeated="7"/>
        </table:table-row>
        <table:table-row table:style-name="ro1">
          <table:table-cell office:value-type="string">
            <text:p>2009:07</text:p>
          </table:table-cell>
          <table:table-cell office:value-type="float" office:value="2.479783">
            <text:p>2.479783</text:p>
          </table:table-cell>
          <table:table-cell office:value-type="float" office:value="2.488998">
            <text:p>2.488998</text:p>
          </table:table-cell>
          <table:table-cell office:value-type="float" office:value="-0.009215">
            <text:p>-0.009215</text:p>
          </table:table-cell>
          <table:table-cell table:number-columns-repeated="7"/>
        </table:table-row>
        <table:table-row table:style-name="ro1">
          <table:table-cell office:value-type="string">
            <text:p>2009:08</text:p>
          </table:table-cell>
          <table:table-cell office:value-type="float" office:value="1.595645">
            <text:p>1.595645</text:p>
          </table:table-cell>
          <table:table-cell office:value-type="float" office:value="1.668111">
            <text:p>1.668111</text:p>
          </table:table-cell>
          <table:table-cell office:value-type="float" office:value="-0.072466">
            <text:p>-0.072466</text:p>
          </table:table-cell>
          <table:table-cell table:number-columns-repeated="7"/>
        </table:table-row>
        <table:table-row table:style-name="ro1">
          <table:table-cell office:value-type="string">
            <text:p>2009:09</text:p>
          </table:table-cell>
          <table:table-cell office:value-type="float" office:value="1.23634">
            <text:p>1.23634</text:p>
          </table:table-cell>
          <table:table-cell office:value-type="float" office:value="1.236112">
            <text:p>1.236112</text:p>
          </table:table-cell>
          <table:table-cell office:value-type="float" office:value="0.000228">
            <text:p>0.000228</text:p>
          </table:table-cell>
          <table:table-cell table:number-columns-repeated="7"/>
        </table:table-row>
        <table:table-row table:style-name="ro1">
          <table:table-cell office:value-type="string">
            <text:p>2009:10</text:p>
          </table:table-cell>
          <table:table-cell office:value-type="float" office:value="2.0373">
            <text:p>2.0373</text:p>
          </table:table-cell>
          <table:table-cell office:value-type="float" office:value="2.16128">
            <text:p>2.16128</text:p>
          </table:table-cell>
          <table:table-cell office:value-type="float" office:value="-0.123981">
            <text:p>-0.123981</text:p>
          </table:table-cell>
          <table:table-cell table:number-columns-repeated="7"/>
        </table:table-row>
        <table:table-row table:style-name="ro1">
          <table:table-cell office:value-type="string">
            <text:p>2009:11</text:p>
          </table:table-cell>
          <table:table-cell office:value-type="float" office:value="0.886012">
            <text:p>0.886012</text:p>
          </table:table-cell>
          <table:table-cell office:value-type="float" office:value="1.078008">
            <text:p>1.078008</text:p>
          </table:table-cell>
          <table:table-cell office:value-type="float" office:value="-0.191996">
            <text:p>-0.191996</text:p>
          </table:table-cell>
          <table:table-cell table:number-columns-repeated="7"/>
        </table:table-row>
        <table:table-row table:style-name="ro1">
          <table:table-cell office:value-type="string">
            <text:p>2009:12</text:p>
          </table:table-cell>
          <table:table-cell office:value-type="float" office:value="1.659884">
            <text:p>1.659884</text:p>
          </table:table-cell>
          <table:table-cell office:value-type="float" office:value="1.759498">
            <text:p>1.759498</text:p>
          </table:table-cell>
          <table:table-cell office:value-type="float" office:value="-0.099615">
            <text:p>-0.099615</text:p>
          </table:table-cell>
          <table:table-cell table:number-columns-repeated="7"/>
        </table:table-row>
        <table:table-row table:style-name="ro1">
          <table:table-cell office:value-type="string">
            <text:p>2010:01</text:p>
          </table:table-cell>
          <table:table-cell office:value-type="float" office:value="0.509927">
            <text:p>0.509927</text:p>
          </table:table-cell>
          <table:table-cell office:value-type="float" office:value="0.783843">
            <text:p>0.783843</text:p>
          </table:table-cell>
          <table:table-cell office:value-type="float" office:value="-0.273917">
            <text:p>-0.273917</text:p>
          </table:table-cell>
          <table:table-cell table:number-columns-repeated="7"/>
        </table:table-row>
        <table:table-row table:style-name="ro1">
          <table:table-cell office:value-type="string">
            <text:p>2010:02</text:p>
          </table:table-cell>
          <table:table-cell office:value-type="float" office:value="1.750532">
            <text:p>1.750532</text:p>
          </table:table-cell>
          <table:table-cell office:value-type="float" office:value="1.45074">
            <text:p>1.45074</text:p>
          </table:table-cell>
          <table:table-cell office:value-type="float" office:value="0.299792">
            <text:p>0.299792</text:p>
          </table:table-cell>
          <table:table-cell table:number-columns-repeated="7"/>
        </table:table-row>
        <table:table-row table:style-name="ro1">
          <table:table-cell office:value-type="string">
            <text:p>2010:03</text:p>
          </table:table-cell>
          <table:table-cell office:value-type="float" office:value="2.884209">
            <text:p>2.884209</text:p>
          </table:table-cell>
          <table:table-cell office:value-type="float" office:value="2.777869">
            <text:p>2.777869</text:p>
          </table:table-cell>
          <table:table-cell office:value-type="float" office:value="0.10634">
            <text:p>0.10634</text:p>
          </table:table-cell>
          <table:table-cell table:number-columns-repeated="7"/>
        </table:table-row>
        <table:table-row table:style-name="ro1">
          <table:table-cell office:value-type="string">
            <text:p>2010:04</text:p>
          </table:table-cell>
          <table:table-cell office:value-type="float" office:value="2.562576">
            <text:p>2.562576</text:p>
          </table:table-cell>
          <table:table-cell office:value-type="float" office:value="2.314384">
            <text:p>2.314384</text:p>
          </table:table-cell>
          <table:table-cell office:value-type="float" office:value="0.248192">
            <text:p>0.248192</text:p>
          </table:table-cell>
          <table:table-cell table:number-columns-repeated="7"/>
        </table:table-row>
        <table:table-row table:style-name="ro1">
          <table:table-cell office:value-type="string">
            <text:p>2010:05</text:p>
          </table:table-cell>
          <table:table-cell office:value-type="float" office:value="2.654963">
            <text:p>2.654963</text:p>
          </table:table-cell>
          <table:table-cell office:value-type="float" office:value="2.678254">
            <text:p>2.678254</text:p>
          </table:table-cell>
          <table:table-cell office:value-type="float" office:value="-0.023291">
            <text:p>-0.023291</text:p>
          </table:table-cell>
          <table:table-cell table:number-columns-repeated="7"/>
        </table:table-row>
        <table:table-row table:style-name="ro1">
          <table:table-cell office:value-type="string">
            <text:p>2010:06</text:p>
          </table:table-cell>
          <table:table-cell office:value-type="float" office:value="2.807156">
            <text:p>2.807156</text:p>
          </table:table-cell>
          <table:table-cell office:value-type="float" office:value="2.871431">
            <text:p>2.871431</text:p>
          </table:table-cell>
          <table:table-cell office:value-type="float" office:value="-0.064275">
            <text:p>-0.064275</text:p>
          </table:table-cell>
          <table:table-cell table:number-columns-repeated="7"/>
        </table:table-row>
        <table:table-row table:style-name="ro1">
          <table:table-cell office:value-type="string">
            <text:p>2010:07</text:p>
          </table:table-cell>
          <table:table-cell office:value-type="float" office:value="3.313489">
            <text:p>3.313489</text:p>
          </table:table-cell>
          <table:table-cell office:value-type="float" office:value="3.06391">
            <text:p>3.06391</text:p>
          </table:table-cell>
          <table:table-cell office:value-type="float" office:value="0.249579">
            <text:p>0.249579</text:p>
          </table:table-cell>
          <table:table-cell table:number-columns-repeated="7"/>
        </table:table-row>
        <table:table-row table:style-name="ro1">
          <table:table-cell office:value-type="string">
            <text:p>2010:08</text:p>
          </table:table-cell>
          <table:table-cell office:value-type="float" office:value="2.504628">
            <text:p>2.504628</text:p>
          </table:table-cell>
          <table:table-cell office:value-type="float" office:value="2.228975">
            <text:p>2.228975</text:p>
          </table:table-cell>
          <table:table-cell office:value-type="float" office:value="0.275653">
            <text:p>0.275653</text:p>
          </table:table-cell>
          <table:table-cell table:number-columns-repeated="7"/>
        </table:table-row>
        <table:table-row table:style-name="ro1">
          <table:table-cell office:value-type="string">
            <text:p>2010:09</text:p>
          </table:table-cell>
          <table:table-cell office:value-type="float" office:value="2.330447">
            <text:p>2.330447</text:p>
          </table:table-cell>
          <table:table-cell office:value-type="float" office:value="2.162985">
            <text:p>2.162985</text:p>
          </table:table-cell>
          <table:table-cell office:value-type="float" office:value="0.167462">
            <text:p>0.167462</text:p>
          </table:table-cell>
          <table:table-cell table:number-columns-repeated="7"/>
        </table:table-row>
        <table:table-row table:style-name="ro1">
          <table:table-cell office:value-type="string">
            <text:p>2010:10</text:p>
          </table:table-cell>
          <table:table-cell office:value-type="float" office:value="3.418106">
            <text:p>3.418106</text:p>
          </table:table-cell>
          <table:table-cell office:value-type="float" office:value="3.109938">
            <text:p>3.109938</text:p>
          </table:table-cell>
          <table:table-cell office:value-type="float" office:value="0.308168">
            <text:p>0.308168</text:p>
          </table:table-cell>
          <table:table-cell table:number-columns-repeated="7"/>
        </table:table-row>
        <table:table-row table:style-name="ro1">
          <table:table-cell office:value-type="string">
            <text:p>2010:11</text:p>
          </table:table-cell>
          <table:table-cell office:value-type="float" office:value="2.60032">
            <text:p>2.60032</text:p>
          </table:table-cell>
          <table:table-cell office:value-type="float" office:value="2.864392">
            <text:p>2.864392</text:p>
          </table:table-cell>
          <table:table-cell office:value-type="float" office:value="-0.264071">
            <text:p>-0.264071</text:p>
          </table:table-cell>
          <table:table-cell table:number-columns-repeated="7"/>
        </table:table-row>
        <table:table-row table:style-name="ro1">
          <table:table-cell office:value-type="string">
            <text:p>2010:12</text:p>
          </table:table-cell>
          <table:table-cell office:value-type="float" office:value="2.498454">
            <text:p>2.498454</text:p>
          </table:table-cell>
          <table:table-cell office:value-type="float" office:value="2.791703">
            <text:p>2.791703</text:p>
          </table:table-cell>
          <table:table-cell office:value-type="float" office:value="-0.29325">
            <text:p>-0.29325</text:p>
          </table:table-cell>
          <table:table-cell table:number-columns-repeated="7"/>
        </table:table-row>
        <table:table-row table:style-name="ro1">
          <table:table-cell office:value-type="string">
            <text:p>2011:01</text:p>
          </table:table-cell>
          <table:table-cell office:value-type="float" office:value="2.878425">
            <text:p>2.878425</text:p>
          </table:table-cell>
          <table:table-cell office:value-type="float" office:value="3.207783">
            <text:p>3.207783</text:p>
          </table:table-cell>
          <table:table-cell office:value-type="float" office:value="-0.329358">
            <text:p>-0.329358</text:p>
          </table:table-cell>
          <table:table-cell table:number-columns-repeated="7"/>
        </table:table-row>
        <table:table-row table:style-name="ro1">
          <table:table-cell office:value-type="string">
            <text:p>2011:02</text:p>
          </table:table-cell>
          <table:table-cell office:value-type="float" office:value="2.547872">
            <text:p>2.547872</text:p>
          </table:table-cell>
          <table:table-cell office:value-type="float" office:value="2.84656">
            <text:p>2.84656</text:p>
          </table:table-cell>
          <table:table-cell office:value-type="float" office:value="-0.298688">
            <text:p>-0.298688</text:p>
          </table:table-cell>
          <table:table-cell table:number-columns-repeated="7"/>
        </table:table-row>
        <table:table-row table:style-name="ro1">
          <table:table-cell office:value-type="string">
            <text:p>2011:03</text:p>
          </table:table-cell>
          <table:table-cell office:value-type="float" office:value="3.28555">
            <text:p>3.28555</text:p>
          </table:table-cell>
          <table:table-cell office:value-type="float" office:value="3.229534">
            <text:p>3.229534</text:p>
          </table:table-cell>
          <table:table-cell office:value-type="float" office:value="0.056017">
            <text:p>0.056017</text:p>
          </table:table-cell>
          <table:table-cell table:number-columns-repeated="7"/>
        </table:table-row>
        <table:table-row table:style-name="ro1">
          <table:table-cell office:value-type="string">
            <text:p>2011:04</text:p>
          </table:table-cell>
          <table:table-cell office:value-type="float" office:value="3.959835">
            <text:p>3.959835</text:p>
          </table:table-cell>
          <table:table-cell office:value-type="float" office:value="4.174267">
            <text:p>4.174267</text:p>
          </table:table-cell>
          <table:table-cell office:value-type="float" office:value="-0.214432">
            <text:p>-0.214432</text:p>
          </table:table-cell>
          <table:table-cell table:number-columns-repeated="7"/>
        </table:table-row>
        <table:table-row table:style-name="ro1">
          <table:table-cell office:value-type="string">
            <text:p>2011:05</text:p>
          </table:table-cell>
          <table:table-cell office:value-type="float" office:value="3.532606">
            <text:p>3.532606</text:p>
          </table:table-cell>
          <table:table-cell office:value-type="float" office:value="3.509279">
            <text:p>3.509279</text:p>
          </table:table-cell>
          <table:table-cell office:value-type="float" office:value="0.023327">
            <text:p>0.023327</text:p>
          </table:table-cell>
          <table:table-cell table:number-columns-repeated="7"/>
        </table:table-row>
        <table:table-row table:style-name="ro1">
          <table:table-cell office:value-type="string">
            <text:p>2011:06</text:p>
          </table:table-cell>
          <table:table-cell office:value-type="float" office:value="3.002281">
            <text:p>3.002281</text:p>
          </table:table-cell>
          <table:table-cell office:value-type="float" office:value="2.684156">
            <text:p>2.684156</text:p>
          </table:table-cell>
          <table:table-cell office:value-type="float" office:value="0.318125">
            <text:p>0.318125</text:p>
          </table:table-cell>
          <table:table-cell table:number-columns-repeated="7"/>
        </table:table-row>
        <table:table-row table:style-name="ro1">
          <table:table-cell office:value-type="string">
            <text:p>2011:07</text:p>
          </table:table-cell>
          <table:table-cell office:value-type="float" office:value="3.955896">
            <text:p>3.955896</text:p>
          </table:table-cell>
          <table:table-cell office:value-type="float" office:value="3.813603">
            <text:p>3.813603</text:p>
          </table:table-cell>
          <table:table-cell office:value-type="float" office:value="0.142294">
            <text:p>0.142294</text:p>
          </table:table-cell>
          <table:table-cell table:number-columns-repeated="7"/>
        </table:table-row>
        <table:table-row table:style-name="ro1">
          <table:table-cell office:value-type="string">
            <text:p>2011:08</text:p>
          </table:table-cell>
          <table:table-cell office:value-type="float" office:value="3.374527">
            <text:p>3.374527</text:p>
          </table:table-cell>
          <table:table-cell office:value-type="float" office:value="3.202963">
            <text:p>3.202963</text:p>
          </table:table-cell>
          <table:table-cell office:value-type="float" office:value="0.171564">
            <text:p>0.171564</text:p>
          </table:table-cell>
          <table:table-cell table:number-columns-repeated="7"/>
        </table:table-row>
        <table:table-row table:style-name="ro1">
          <table:table-cell office:value-type="string">
            <text:p>2011:09</text:p>
          </table:table-cell>
          <table:table-cell office:value-type="float" office:value="2.665802">
            <text:p>2.665802</text:p>
          </table:table-cell>
          <table:table-cell office:value-type="float" office:value="3.331994">
            <text:p>3.331994</text:p>
          </table:table-cell>
          <table:table-cell office:value-type="float" office:value="-0.666192">
            <text:p>-0.666192</text:p>
          </table:table-cell>
          <table:table-cell table:number-columns-repeated="7"/>
        </table:table-row>
        <table:table-row table:style-name="ro1">
          <table:table-cell office:value-type="string">
            <text:p>2011:10</text:p>
          </table:table-cell>
          <table:table-cell office:value-type="float" office:value="3.899466">
            <text:p>3.899466</text:p>
          </table:table-cell>
          <table:table-cell office:value-type="float" office:value="4.181664">
            <text:p>4.181664</text:p>
          </table:table-cell>
          <table:table-cell office:value-type="float" office:value="-0.282198">
            <text:p>-0.282198</text:p>
          </table:table-cell>
          <table:table-cell table:number-columns-repeated="7"/>
        </table:table-row>
        <table:table-row table:style-name="ro1">
          <table:table-cell office:value-type="string">
            <text:p>2011:11</text:p>
          </table:table-cell>
          <table:table-cell office:value-type="float" office:value="1.948207">
            <text:p>1.948207</text:p>
          </table:table-cell>
          <table:table-cell office:value-type="float" office:value="2.502934">
            <text:p>2.502934</text:p>
          </table:table-cell>
          <table:table-cell office:value-type="float" office:value="-0.554727">
            <text:p>-0.554727</text:p>
          </table:table-cell>
          <table:table-cell table:number-columns-repeated="7"/>
        </table:table-row>
        <table:table-row table:style-name="ro1">
          <table:table-cell office:value-type="string">
            <text:p>2011:12</text:p>
          </table:table-cell>
          <table:table-cell office:value-type="float" office:value="1.777811">
            <text:p>1.777811</text:p>
          </table:table-cell>
          <table:table-cell office:value-type="float" office:value="2.214141">
            <text:p>2.214141</text:p>
          </table:table-cell>
          <table:table-cell office:value-type="float" office:value="-0.43633">
            <text:p>-0.43633</text:p>
          </table:table-cell>
          <table:table-cell table:number-columns-repeated="7"/>
        </table:table-row>
        <table:table-row table:style-name="ro1">
          <table:table-cell office:value-type="string">
            <text:p>2012:01</text:p>
          </table:table-cell>
          <table:table-cell office:value-type="float" office:value="1.776135">
            <text:p>1.776135</text:p>
          </table:table-cell>
          <table:table-cell office:value-type="float" office:value="2.167506">
            <text:p>2.167506</text:p>
          </table:table-cell>
          <table:table-cell office:value-type="float" office:value="-0.391371">
            <text:p>-0.391371</text:p>
          </table:table-cell>
          <table:table-cell table:number-columns-repeated="7"/>
        </table:table-row>
        <table:table-row table:style-name="ro1">
          <table:table-cell office:value-type="string">
            <text:p>2012:02</text:p>
          </table:table-cell>
          <table:table-cell office:value-type="float" office:value="2.082256">
            <text:p>2.082256</text:p>
          </table:table-cell>
          <table:table-cell office:value-type="float" office:value="1.957946">
            <text:p>1.957946</text:p>
          </table:table-cell>
          <table:table-cell office:value-type="float" office:value="0.12431">
            <text:p>0.12431</text:p>
          </table:table-cell>
          <table:table-cell table:number-columns-repeated="7"/>
        </table:table-row>
        <table:table-row table:style-name="ro1">
          <table:table-cell office:value-type="string">
            <text:p>2012:03</text:p>
          </table:table-cell>
          <table:table-cell office:value-type="float" office:value="2.814495">
            <text:p>2.814495</text:p>
          </table:table-cell>
          <table:table-cell office:value-type="float" office:value="2.88697">
            <text:p>2.88697</text:p>
          </table:table-cell>
          <table:table-cell office:value-type="float" office:value="-0.072475">
            <text:p>-0.072475</text:p>
          </table:table-cell>
          <table:table-cell table:number-columns-repeated="7"/>
        </table:table-row>
        <table:table-row table:style-name="ro1">
          <table:table-cell office:value-type="string">
            <text:p>2012:04</text:p>
          </table:table-cell>
          <table:table-cell office:value-type="float" office:value="2.731495">
            <text:p>2.731495</text:p>
          </table:table-cell>
          <table:table-cell office:value-type="float" office:value="2.976778">
            <text:p>2.976778</text:p>
          </table:table-cell>
          <table:table-cell office:value-type="float" office:value="-0.245283">
            <text:p>-0.245283</text:p>
          </table:table-cell>
          <table:table-cell table:number-columns-repeated="7"/>
        </table:table-row>
        <table:table-row table:style-name="ro1">
          <table:table-cell office:value-type="string">
            <text:p>2012:05</text:p>
          </table:table-cell>
          <table:table-cell office:value-type="float" office:value="3.817239">
            <text:p>3.817239</text:p>
          </table:table-cell>
          <table:table-cell office:value-type="float" office:value="3.824787">
            <text:p>3.824787</text:p>
          </table:table-cell>
          <table:table-cell office:value-type="float" office:value="-0.007548">
            <text:p>-0.007548</text:p>
          </table:table-cell>
          <table:table-cell table:number-columns-repeated="7"/>
        </table:table-row>
        <table:table-row table:style-name="ro1">
          <table:table-cell office:value-type="string">
            <text:p>2012:06</text:p>
          </table:table-cell>
          <table:table-cell office:value-type="float" office:value="3.796889">
            <text:p>3.796889</text:p>
          </table:table-cell>
          <table:table-cell office:value-type="float" office:value="3.805004">
            <text:p>3.805004</text:p>
          </table:table-cell>
          <table:table-cell office:value-type="float" office:value="-0.008115">
            <text:p>-0.008115</text:p>
          </table:table-cell>
          <table:table-cell table:number-columns-repeated="7"/>
        </table:table-row>
        <table:table-row table:style-name="ro1">
          <table:table-cell office:value-type="string">
            <text:p>2012:07</text:p>
          </table:table-cell>
          <table:table-cell office:value-type="float" office:value="2.872055">
            <text:p>2.872055</text:p>
          </table:table-cell>
          <table:table-cell office:value-type="float" office:value="2.784632">
            <text:p>2.784632</text:p>
          </table:table-cell>
          <table:table-cell office:value-type="float" office:value="0.087422">
            <text:p>0.087422</text:p>
          </table:table-cell>
          <table:table-cell table:number-columns-repeated="7"/>
        </table:table-row>
        <table:table-row table:style-name="ro1">
          <table:table-cell office:value-type="string">
            <text:p>2012:08</text:p>
          </table:table-cell>
          <table:table-cell office:value-type="float" office:value="2.828458">
            <text:p>2.828458</text:p>
          </table:table-cell>
          <table:table-cell office:value-type="float" office:value="3.134428">
            <text:p>3.134428</text:p>
          </table:table-cell>
          <table:table-cell office:value-type="float" office:value="-0.30597">
            <text:p>-0.30597</text:p>
          </table:table-cell>
          <table:table-cell table:number-columns-repeated="7"/>
        </table:table-row>
        <table:table-row table:style-name="ro1">
          <table:table-cell office:value-type="string">
            <text:p>2012:09</text:p>
          </table:table-cell>
          <table:table-cell office:value-type="float" office:value="2.627774">
            <text:p>2.627774</text:p>
          </table:table-cell>
          <table:table-cell office:value-type="float" office:value="2.416668">
            <text:p>2.416668</text:p>
          </table:table-cell>
          <table:table-cell office:value-type="float" office:value="0.211106">
            <text:p>0.211106</text:p>
          </table:table-cell>
          <table:table-cell table:number-columns-repeated="7"/>
        </table:table-row>
        <table:table-row table:style-name="ro1">
          <table:table-cell office:value-type="string">
            <text:p>2012:10</text:p>
          </table:table-cell>
          <table:table-cell office:value-type="float" office:value="2.679737">
            <text:p>2.679737</text:p>
          </table:table-cell>
          <table:table-cell office:value-type="float" office:value="2.450643">
            <text:p>2.450643</text:p>
          </table:table-cell>
          <table:table-cell office:value-type="float" office:value="0.229094">
            <text:p>0.229094</text:p>
          </table:table-cell>
          <table:table-cell table:number-columns-repeated="7"/>
        </table:table-row>
        <table:table-row table:style-name="ro1">
          <table:table-cell office:value-type="string">
            <text:p>2012:11</text:p>
          </table:table-cell>
          <table:table-cell office:value-type="float" office:value="2.724757">
            <text:p>2.724757</text:p>
          </table:table-cell>
          <table:table-cell office:value-type="float" office:value="2.61789">
            <text:p>2.61789</text:p>
          </table:table-cell>
          <table:table-cell office:value-type="float" office:value="0.106867">
            <text:p>0.106867</text:p>
          </table:table-cell>
          <table:table-cell table:number-columns-repeated="7"/>
        </table:table-row>
        <table:table-row table:style-name="ro1">
          <table:table-cell office:value-type="string">
            <text:p>2012:12</text:p>
          </table:table-cell>
          <table:table-cell office:value-type="float" office:value="2.309699">
            <text:p>2.309699</text:p>
          </table:table-cell>
          <table:table-cell office:value-type="float" office:value="2.582722">
            <text:p>2.582722</text:p>
          </table:table-cell>
          <table:table-cell office:value-type="float" office:value="-0.273023">
            <text:p>-0.273023</text:p>
          </table:table-cell>
          <table:table-cell table:number-columns-repeated="7"/>
        </table:table-row>
        <table:table-row table:style-name="ro1">
          <table:table-cell office:value-type="string">
            <text:p>2013:01</text:p>
          </table:table-cell>
          <table:table-cell office:value-type="float" office:value="2.612381">
            <text:p>2.612381</text:p>
          </table:table-cell>
          <table:table-cell office:value-type="float" office:value="2.49854">
            <text:p>2.49854</text:p>
          </table:table-cell>
          <table:table-cell office:value-type="float" office:value="0.113841">
            <text:p>0.113841</text:p>
          </table:table-cell>
          <table:table-cell table:number-columns-repeated="7"/>
        </table:table-row>
        <table:table-row table:style-name="ro1">
          <table:table-cell office:value-type="string">
            <text:p>2013:02</text:p>
          </table:table-cell>
          <table:table-cell office:value-type="float" office:value="2.685893">
            <text:p>2.685893</text:p>
          </table:table-cell>
          <table:table-cell office:value-type="float" office:value="3.151215">
            <text:p>3.151215</text:p>
          </table:table-cell>
          <table:table-cell office:value-type="float" office:value="-0.465321">
            <text:p>-0.465321</text:p>
          </table:table-cell>
          <table:table-cell table:number-columns-repeated="7"/>
        </table:table-row>
        <table:table-row table:style-name="ro1">
          <table:table-cell office:value-type="string">
            <text:p>2013:03</text:p>
          </table:table-cell>
          <table:table-cell office:value-type="float" office:value="3.639333">
            <text:p>3.639333</text:p>
          </table:table-cell>
          <table:table-cell office:value-type="float" office:value="3.572878">
            <text:p>3.572878</text:p>
          </table:table-cell>
          <table:table-cell office:value-type="float" office:value="0.066455">
            <text:p>0.066455</text:p>
          </table:table-cell>
          <table:table-cell table:number-columns-repeated="7"/>
        </table:table-row>
        <table:table-row table:style-name="ro1">
          <table:table-cell office:value-type="string">
            <text:p>2013:04</text:p>
          </table:table-cell>
          <table:table-cell office:value-type="float" office:value="3.430961">
            <text:p>3.430961</text:p>
          </table:table-cell>
          <table:table-cell office:value-type="float" office:value="3.549505">
            <text:p>3.549505</text:p>
          </table:table-cell>
          <table:table-cell office:value-type="float" office:value="-0.118544">
            <text:p>-0.118544</text:p>
          </table:table-cell>
          <table:table-cell table:number-columns-repeated="7"/>
        </table:table-row>
        <table:table-row table:style-name="ro1">
          <table:table-cell office:value-type="string">
            <text:p>2013:05</text:p>
          </table:table-cell>
          <table:table-cell office:value-type="float" office:value="3.911093">
            <text:p>3.911093</text:p>
          </table:table-cell>
          <table:table-cell office:value-type="float" office:value="3.831437">
            <text:p>3.831437</text:p>
          </table:table-cell>
          <table:table-cell office:value-type="float" office:value="0.079656">
            <text:p>0.079656</text:p>
          </table:table-cell>
          <table:table-cell table:number-columns-repeated="7"/>
        </table:table-row>
        <table:table-row table:style-name="ro1">
          <table:table-cell office:value-type="string">
            <text:p>2013:06</text:p>
          </table:table-cell>
          <table:table-cell office:value-type="float" office:value="3.17336">
            <text:p>3.17336</text:p>
          </table:table-cell>
          <table:table-cell office:value-type="float" office:value="3.65016">
            <text:p>3.65016</text:p>
          </table:table-cell>
          <table:table-cell office:value-type="float" office:value="-0.4768">
            <text:p>-0.4768</text:p>
          </table:table-cell>
          <table:table-cell table:number-columns-repeated="7"/>
        </table:table-row>
        <table:table-row table:style-name="ro1">
          <table:table-cell office:value-type="string">
            <text:p>2013:07</text:p>
          </table:table-cell>
          <table:table-cell office:value-type="float" office:value="4.611943">
            <text:p>4.611943</text:p>
          </table:table-cell>
          <table:table-cell office:value-type="float" office:value="4.031376">
            <text:p>4.031376</text:p>
          </table:table-cell>
          <table:table-cell office:value-type="float" office:value="0.580567">
            <text:p>0.580567</text:p>
          </table:table-cell>
          <table:table-cell table:number-columns-repeated="7"/>
        </table:table-row>
        <table:table-row table:style-name="ro1">
          <table:table-cell office:value-type="string">
            <text:p>2013:08</text:p>
          </table:table-cell>
          <table:table-cell office:value-type="float" office:value="2.869921">
            <text:p>2.869921</text:p>
          </table:table-cell>
          <table:table-cell office:value-type="float" office:value="2.682627">
            <text:p>2.682627</text:p>
          </table:table-cell>
          <table:table-cell office:value-type="float" office:value="0.187294">
            <text:p>0.187294</text:p>
          </table:table-cell>
          <table:table-cell table:number-columns-repeated="7"/>
        </table:table-row>
        <table:table-row table:style-name="ro1">
          <table:table-cell office:value-type="string">
            <text:p>2013:09</text:p>
          </table:table-cell>
          <table:table-cell office:value-type="float" office:value="3.545971">
            <text:p>3.545971</text:p>
          </table:table-cell>
          <table:table-cell office:value-type="float" office:value="3.49515">
            <text:p>3.49515</text:p>
          </table:table-cell>
          <table:table-cell office:value-type="float" office:value="0.050821">
            <text:p>0.050821</text:p>
          </table:table-cell>
          <table:table-cell table:number-columns-repeated="7"/>
        </table:table-row>
        <table:table-row table:style-name="ro1">
          <table:table-cell office:value-type="string">
            <text:p>2013:10</text:p>
          </table:table-cell>
          <table:table-cell office:value-type="float" office:value="4.320281">
            <text:p>4.320281</text:p>
          </table:table-cell>
          <table:table-cell office:value-type="float" office:value="4.268721">
            <text:p>4.268721</text:p>
          </table:table-cell>
          <table:table-cell office:value-type="float" office:value="0.05156">
            <text:p>0.05156</text:p>
          </table:table-cell>
          <table:table-cell table:number-columns-repeated="7"/>
        </table:table-row>
        <table:table-row table:style-name="ro1">
          <table:table-cell office:value-type="string">
            <text:p>2013:11</text:p>
          </table:table-cell>
          <table:table-cell office:value-type="float" office:value="3.553706">
            <text:p>3.553706</text:p>
          </table:table-cell>
          <table:table-cell office:value-type="float" office:value="3.786697">
            <text:p>3.786697</text:p>
          </table:table-cell>
          <table:table-cell office:value-type="float" office:value="-0.232991">
            <text:p>-0.232991</text:p>
          </table:table-cell>
          <table:table-cell table:number-columns-repeated="7"/>
        </table:table-row>
        <table:table-row table:style-name="ro1">
          <table:table-cell office:value-type="string">
            <text:p>2013:12</text:p>
          </table:table-cell>
          <table:table-cell office:value-type="float" office:value="3.48798">
            <text:p>3.48798</text:p>
          </table:table-cell>
          <table:table-cell office:value-type="float" office:value="3.206468">
            <text:p>3.206468</text:p>
          </table:table-cell>
          <table:table-cell office:value-type="float" office:value="0.281512">
            <text:p>0.281512</text:p>
          </table:table-cell>
          <table:table-cell table:number-columns-repeated="7"/>
        </table:table-row>
        <table:table-row table:style-name="ro1">
          <table:table-cell office:value-type="string">
            <text:p>2014:01</text:p>
          </table:table-cell>
          <table:table-cell office:value-type="float" office:value="3.349026">
            <text:p>3.349026</text:p>
          </table:table-cell>
          <table:table-cell office:value-type="float" office:value="2.970189">
            <text:p>2.970189</text:p>
          </table:table-cell>
          <table:table-cell office:value-type="float" office:value="0.378836">
            <text:p>0.378836</text:p>
          </table:table-cell>
          <table:table-cell table:number-columns-repeated="7"/>
        </table:table-row>
        <table:table-row table:style-name="ro1">
          <table:table-cell office:value-type="string">
            <text:p>2014:02</text:p>
          </table:table-cell>
          <table:table-cell office:value-type="float" office:value="3.71575">
            <text:p>3.71575</text:p>
          </table:table-cell>
          <table:table-cell office:value-type="float" office:value="3.602884">
            <text:p>3.602884</text:p>
          </table:table-cell>
          <table:table-cell office:value-type="float" office:value="0.112866">
            <text:p>0.112866</text:p>
          </table:table-cell>
          <table:table-cell table:number-columns-repeated="7"/>
        </table:table-row>
        <table:table-row table:style-name="ro1">
          <table:table-cell office:value-type="string">
            <text:p>2014:03</text:p>
          </table:table-cell>
          <table:table-cell office:value-type="float" office:value="3.772991">
            <text:p>3.772991</text:p>
          </table:table-cell>
          <table:table-cell office:value-type="float" office:value="3.627411">
            <text:p>3.627411</text:p>
          </table:table-cell>
          <table:table-cell office:value-type="float" office:value="0.14558">
            <text:p>0.14558</text:p>
          </table:table-cell>
          <table:table-cell table:number-columns-repeated="7"/>
        </table:table-row>
        <table:table-row table:style-name="ro1">
          <table:table-cell office:value-type="string">
            <text:p>2014:04</text:p>
          </table:table-cell>
          <table:table-cell office:value-type="float" office:value="4.103756">
            <text:p>4.103756</text:p>
          </table:table-cell>
          <table:table-cell office:value-type="float" office:value="3.927724">
            <text:p>3.927724</text:p>
          </table:table-cell>
          <table:table-cell office:value-type="float" office:value="0.176032">
            <text:p>0.176032</text:p>
          </table:table-cell>
          <table:table-cell table:number-columns-repeated="7"/>
        </table:table-row>
        <table:table-row table:style-name="ro1">
          <table:table-cell office:value-type="string">
            <text:p>2014:05</text:p>
          </table:table-cell>
          <table:table-cell office:value-type="float" office:value="3.404911">
            <text:p>3.404911</text:p>
          </table:table-cell>
          <table:table-cell office:value-type="float" office:value="3.67827">
            <text:p>3.67827</text:p>
          </table:table-cell>
          <table:table-cell office:value-type="float" office:value="-0.273359">
            <text:p>-0.273359</text:p>
          </table:table-cell>
          <table:table-cell table:number-columns-repeated="7"/>
        </table:table-row>
        <table:table-row table:style-name="ro1">
          <table:table-cell office:value-type="string">
            <text:p>2014:06</text:p>
          </table:table-cell>
          <table:table-cell office:value-type="float" office:value="2.944845">
            <text:p>2.944845</text:p>
          </table:table-cell>
          <table:table-cell office:value-type="float" office:value="2.457881">
            <text:p>2.457881</text:p>
          </table:table-cell>
          <table:table-cell office:value-type="float" office:value="0.486964">
            <text:p>0.486964</text:p>
          </table:table-cell>
          <table:table-cell table:number-columns-repeated="7"/>
        </table:table-row>
        <table:table-row table:style-name="ro1">
          <table:table-cell office:value-type="string">
            <text:p>2014:07</text:p>
          </table:table-cell>
          <table:table-cell office:value-type="float" office:value="2.884926">
            <text:p>2.884926</text:p>
          </table:table-cell>
          <table:table-cell office:value-type="float" office:value="2.903386">
            <text:p>2.903386</text:p>
          </table:table-cell>
          <table:table-cell office:value-type="float" office:value="-0.018459">
            <text:p>-0.018459</text:p>
          </table:table-cell>
          <table:table-cell table:number-columns-repeated="7"/>
        </table:table-row>
        <table:table-row table:style-name="ro1">
          <table:table-cell office:value-type="string">
            <text:p>2014:08</text:p>
          </table:table-cell>
          <table:table-cell office:value-type="float" office:value="3.125195">
            <text:p>3.125195</text:p>
          </table:table-cell>
          <table:table-cell office:value-type="float" office:value="2.581917">
            <text:p>2.581917</text:p>
          </table:table-cell>
          <table:table-cell office:value-type="float" office:value="0.543278">
            <text:p>0.543278</text:p>
          </table:table-cell>
          <table:table-cell table:number-columns-repeated="7"/>
        </table:table-row>
        <table:table-row table:style-name="ro1">
          <table:table-cell office:value-type="string">
            <text:p>2014:09</text:p>
          </table:table-cell>
          <table:table-cell office:value-type="float" office:value="3.732486">
            <text:p>3.732486</text:p>
          </table:table-cell>
          <table:table-cell office:value-type="float" office:value="3.449818">
            <text:p>3.449818</text:p>
          </table:table-cell>
          <table:table-cell office:value-type="float" office:value="0.282668">
            <text:p>0.282668</text:p>
          </table:table-cell>
          <table:table-cell table:number-columns-repeated="7"/>
        </table:table-row>
        <table:table-row table:style-name="ro1">
          <table:table-cell office:value-type="string">
            <text:p>2014:10</text:p>
          </table:table-cell>
          <table:table-cell office:value-type="float" office:value="3.124589">
            <text:p>3.124589</text:p>
          </table:table-cell>
          <table:table-cell office:value-type="float" office:value="2.848881">
            <text:p>2.848881</text:p>
          </table:table-cell>
          <table:table-cell office:value-type="float" office:value="0.275707">
            <text:p>0.275707</text:p>
          </table:table-cell>
          <table:table-cell table:number-columns-repeated="7"/>
        </table:table-row>
        <table:table-row table:style-name="ro1">
          <table:table-cell office:value-type="string">
            <text:p>2014:11</text:p>
          </table:table-cell>
          <table:table-cell office:value-type="float" office:value="1.998408">
            <text:p>1.998408</text:p>
          </table:table-cell>
          <table:table-cell office:value-type="float" office:value="2.493986">
            <text:p>2.493986</text:p>
          </table:table-cell>
          <table:table-cell office:value-type="float" office:value="-0.495578">
            <text:p>-0.495578</text:p>
          </table:table-cell>
          <table:table-cell table:number-columns-repeated="7"/>
        </table:table-row>
        <table:table-row table:style-name="ro1">
          <table:table-cell office:value-type="string">
            <text:p>2014:12</text:p>
          </table:table-cell>
          <table:table-cell office:value-type="float" office:value="2.961723">
            <text:p>2.961723</text:p>
          </table:table-cell>
          <table:table-cell office:value-type="float" office:value="2.497397">
            <text:p>2.497397</text:p>
          </table:table-cell>
          <table:table-cell office:value-type="float" office:value="0.464326">
            <text:p>0.464326</text:p>
          </table:table-cell>
          <table:table-cell table:number-columns-repeated="7"/>
        </table:table-row>
        <table:table-row table:style-name="ro1">
          <table:table-cell office:value-type="string">
            <text:p>2015:01</text:p>
          </table:table-cell>
          <table:table-cell office:value-type="float" office:value="2.261393">
            <text:p>2.261393</text:p>
          </table:table-cell>
          <table:table-cell office:value-type="float" office:value="2.002651">
            <text:p>2.002651</text:p>
          </table:table-cell>
          <table:table-cell office:value-type="float" office:value="0.258742">
            <text:p>0.258742</text:p>
          </table:table-cell>
          <table:table-cell table:number-columns-repeated="7"/>
        </table:table-row>
        <table:table-row table:style-name="ro1">
          <table:table-cell office:value-type="string">
            <text:p>2015:02</text:p>
          </table:table-cell>
          <table:table-cell office:value-type="float" office:value="2.499018">
            <text:p>2.499018</text:p>
          </table:table-cell>
          <table:table-cell office:value-type="float" office:value="2.255487">
            <text:p>2.255487</text:p>
          </table:table-cell>
          <table:table-cell office:value-type="float" office:value="0.243531">
            <text:p>0.243531</text:p>
          </table:table-cell>
          <table:table-cell table:number-columns-repeated="7"/>
        </table:table-row>
        <table:table-row table:style-name="ro1">
          <table:table-cell office:value-type="string">
            <text:p>2015:03</text:p>
          </table:table-cell>
          <table:table-cell office:value-type="float" office:value="3.189885">
            <text:p>3.189885</text:p>
          </table:table-cell>
          <table:table-cell office:value-type="float" office:value="3.478429">
            <text:p>3.478429</text:p>
          </table:table-cell>
          <table:table-cell office:value-type="float" office:value="-0.288544">
            <text:p>-0.288544</text:p>
          </table:table-cell>
          <table:table-cell table:number-columns-repeated="7"/>
        </table:table-row>
        <table:table-row table:style-name="ro1">
          <table:table-cell office:value-type="string">
            <text:p>2015:04</text:p>
          </table:table-cell>
          <table:table-cell office:value-type="float" office:value="4.412507">
            <text:p>4.412507</text:p>
          </table:table-cell>
          <table:table-cell office:value-type="float" office:value="4.286303">
            <text:p>4.286303</text:p>
          </table:table-cell>
          <table:table-cell office:value-type="float" office:value="0.126204">
            <text:p>0.126204</text:p>
          </table:table-cell>
          <table:table-cell table:number-columns-repeated="7"/>
        </table:table-row>
        <table:table-row table:style-name="ro1">
          <table:table-cell office:value-type="string">
            <text:p>2015:05</text:p>
          </table:table-cell>
          <table:table-cell office:value-type="float" office:value="2.967679">
            <text:p>2.967679</text:p>
          </table:table-cell>
          <table:table-cell office:value-type="float" office:value="3.561279">
            <text:p>3.561279</text:p>
          </table:table-cell>
          <table:table-cell office:value-type="float" office:value="-0.5936">
            <text:p>-0.5936</text:p>
          </table:table-cell>
          <table:table-cell table:number-columns-repeated="7"/>
        </table:table-row>
        <table:table-row table:style-name="ro1">
          <table:table-cell office:value-type="string">
            <text:p>2015:06</text:p>
          </table:table-cell>
          <table:table-cell office:value-type="float" office:value="4.264123">
            <text:p>4.264123</text:p>
          </table:table-cell>
          <table:table-cell office:value-type="float" office:value="4.083002">
            <text:p>4.083002</text:p>
          </table:table-cell>
          <table:table-cell office:value-type="float" office:value="0.181121">
            <text:p>0.181121</text:p>
          </table:table-cell>
          <table:table-cell table:number-columns-repeated="7"/>
        </table:table-row>
        <table:table-row table:style-name="ro1">
          <table:table-cell office:value-type="string">
            <text:p>2015:07</text:p>
          </table:table-cell>
          <table:table-cell office:value-type="float" office:value="3.143125">
            <text:p>3.143125</text:p>
          </table:table-cell>
          <table:table-cell office:value-type="float" office:value="3.527291">
            <text:p>3.527291</text:p>
          </table:table-cell>
          <table:table-cell office:value-type="float" office:value="-0.384166">
            <text:p>-0.384166</text:p>
          </table:table-cell>
          <table:table-cell table:number-columns-repeated="7"/>
        </table:table-row>
        <table:table-row table:style-name="ro1">
          <table:table-cell office:value-type="string">
            <text:p>2015:08</text:p>
          </table:table-cell>
          <table:table-cell office:value-type="float" office:value="4.435151">
            <text:p>4.435151</text:p>
          </table:table-cell>
          <table:table-cell office:value-type="float" office:value="4.390293">
            <text:p>4.390293</text:p>
          </table:table-cell>
          <table:table-cell office:value-type="float" office:value="0.044858">
            <text:p>0.044858</text:p>
          </table:table-cell>
          <table:table-cell table:number-columns-repeated="7"/>
        </table:table-row>
        <table:table-row table:style-name="ro1">
          <table:table-cell office:value-type="string">
            <text:p>2015:09</text:p>
          </table:table-cell>
          <table:table-cell office:value-type="float" office:value="3.576413">
            <text:p>3.576413</text:p>
          </table:table-cell>
          <table:table-cell office:value-type="float" office:value="3.367148">
            <text:p>3.367148</text:p>
          </table:table-cell>
          <table:table-cell office:value-type="float" office:value="0.209265">
            <text:p>0.209265</text:p>
          </table:table-cell>
          <table:table-cell table:number-columns-repeated="7"/>
        </table:table-row>
        <table:table-row table:style-name="ro1">
          <table:table-cell office:value-type="string">
            <text:p>2015:10</text:p>
          </table:table-cell>
          <table:table-cell office:value-type="float" office:value="3.175273">
            <text:p>3.175273</text:p>
          </table:table-cell>
          <table:table-cell office:value-type="float" office:value="2.993124">
            <text:p>2.993124</text:p>
          </table:table-cell>
          <table:table-cell office:value-type="float" office:value="0.182149">
            <text:p>0.182149</text:p>
          </table:table-cell>
          <table:table-cell table:number-columns-repeated="7"/>
        </table:table-row>
        <table:table-row table:style-name="ro1">
          <table:table-cell office:value-type="string">
            <text:p>2015:11</text:p>
          </table:table-cell>
          <table:table-cell office:value-type="float" office:value="2.224544">
            <text:p>2.224544</text:p>
          </table:table-cell>
          <table:table-cell office:value-type="float" office:value="2.510192">
            <text:p>2.510192</text:p>
          </table:table-cell>
          <table:table-cell office:value-type="float" office:value="-0.285649">
            <text:p>-0.285649</text:p>
          </table:table-cell>
          <table:table-cell table:number-columns-repeated="7"/>
        </table:table-row>
        <table:table-row table:style-name="ro1">
          <table:table-cell office:value-type="string">
            <text:p>2015:12</text:p>
          </table:table-cell>
          <table:table-cell office:value-type="float" office:value="3.174562">
            <text:p>3.174562</text:p>
          </table:table-cell>
          <table:table-cell office:value-type="float" office:value="2.962972">
            <text:p>2.962972</text:p>
          </table:table-cell>
          <table:table-cell office:value-type="float" office:value="0.21159">
            <text:p>0.21159</text:p>
          </table:table-cell>
          <table:table-cell table:number-columns-repeated="7"/>
        </table:table-row>
        <table:table-row table:style-name="ro1">
          <table:table-cell office:value-type="string">
            <text:p>2016:01</text:p>
          </table:table-cell>
          <table:table-cell office:value-type="float" office:value="2.095211">
            <text:p>2.095211</text:p>
          </table:table-cell>
          <table:table-cell office:value-type="float" office:value="1.944694">
            <text:p>1.944694</text:p>
          </table:table-cell>
          <table:table-cell office:value-type="float" office:value="0.150517">
            <text:p>0.150517</text:p>
          </table:table-cell>
          <table:table-cell table:number-columns-repeated="7"/>
        </table:table-row>
        <table:table-row table:style-name="ro1">
          <table:table-cell office:value-type="string">
            <text:p>2016:02</text:p>
          </table:table-cell>
          <table:table-cell office:value-type="float" office:value="2.874841">
            <text:p>2.874841</text:p>
          </table:table-cell>
          <table:table-cell office:value-type="float" office:value="3.186072">
            <text:p>3.186072</text:p>
          </table:table-cell>
          <table:table-cell office:value-type="float" office:value="-0.311231">
            <text:p>-0.311231</text:p>
          </table:table-cell>
          <table:table-cell table:number-columns-repeated="7"/>
        </table:table-row>
        <table:table-row table:style-name="ro1">
          <table:table-cell office:value-type="string">
            <text:p>2016:03</text:p>
          </table:table-cell>
          <table:table-cell office:value-type="float" office:value="2.619951">
            <text:p>2.619951</text:p>
          </table:table-cell>
          <table:table-cell office:value-type="float" office:value="2.500752">
            <text:p>2.500752</text:p>
          </table:table-cell>
          <table:table-cell office:value-type="float" office:value="0.119198">
            <text:p>0.119198</text:p>
          </table:table-cell>
          <table:table-cell table:number-columns-repeated="7"/>
        </table:table-row>
        <table:table-row table:style-name="ro1">
          <table:table-cell office:value-type="string">
            <text:p>2016:04</text:p>
          </table:table-cell>
          <table:table-cell office:value-type="float" office:value="3.263935">
            <text:p>3.263935</text:p>
          </table:table-cell>
          <table:table-cell office:value-type="float" office:value="3.499942">
            <text:p>3.499942</text:p>
          </table:table-cell>
          <table:table-cell office:value-type="float" office:value="-0.236007">
            <text:p>-0.236007</text:p>
          </table:table-cell>
          <table:table-cell table:number-columns-repeated="7"/>
        </table:table-row>
        <table:table-row table:style-name="ro1">
          <table:table-cell office:value-type="string">
            <text:p>2016:05</text:p>
          </table:table-cell>
          <table:table-cell office:value-type="float" office:value="2.725868">
            <text:p>2.725868</text:p>
          </table:table-cell>
          <table:table-cell office:value-type="float" office:value="2.615569">
            <text:p>2.615569</text:p>
          </table:table-cell>
          <table:table-cell office:value-type="float" office:value="0.110299">
            <text:p>0.110299</text:p>
          </table:table-cell>
          <table:table-cell table:number-columns-repeated="7"/>
        </table:table-row>
        <table:table-row table:style-name="ro1">
          <table:table-cell office:value-type="string">
            <text:p>2016:06</text:p>
          </table:table-cell>
          <table:table-cell office:value-type="float" office:value="3.524202">
            <text:p>3.524202</text:p>
          </table:table-cell>
          <table:table-cell office:value-type="float" office:value="3.922983">
            <text:p>3.922983</text:p>
          </table:table-cell>
          <table:table-cell office:value-type="float" office:value="-0.398781">
            <text:p>-0.398781</text:p>
          </table:table-cell>
          <table:table-cell table:number-columns-repeated="7"/>
        </table:table-row>
        <table:table-row table:style-name="ro1">
          <table:table-cell office:value-type="string">
            <text:p>2016:07</text:p>
          </table:table-cell>
          <table:table-cell office:value-type="float" office:value="2.087488">
            <text:p>2.087488</text:p>
          </table:table-cell>
          <table:table-cell office:value-type="float" office:value="2.357031">
            <text:p>2.357031</text:p>
          </table:table-cell>
          <table:table-cell office:value-type="float" office:value="-0.269544">
            <text:p>-0.269544</text:p>
          </table:table-cell>
          <table:table-cell table:number-columns-repeated="7"/>
        </table:table-row>
        <table:table-row table:style-name="ro1">
          <table:table-cell office:value-type="string">
            <text:p>2016:08</text:p>
          </table:table-cell>
          <table:table-cell office:value-type="float" office:value="3.673964">
            <text:p>3.673964</text:p>
          </table:table-cell>
          <table:table-cell office:value-type="float" office:value="3.565434">
            <text:p>3.565434</text:p>
          </table:table-cell>
          <table:table-cell office:value-type="float" office:value="0.108529">
            <text:p>0.108529</text:p>
          </table:table-cell>
          <table:table-cell table:number-columns-repeated="7"/>
        </table:table-row>
        <table:table-row table:style-name="ro1">
          <table:table-cell office:value-type="string">
            <text:p>2016:09</text:p>
          </table:table-cell>
          <table:table-cell office:value-type="float" office:value="3.798169">
            <text:p>3.798169</text:p>
          </table:table-cell>
          <table:table-cell office:value-type="float" office:value="3.803306">
            <text:p>3.803306</text:p>
          </table:table-cell>
          <table:table-cell office:value-type="float" office:value="-0.005138">
            <text:p>-0.005138</text:p>
          </table:table-cell>
          <table:table-cell table:number-columns-repeated="7"/>
        </table:table-row>
        <table:table-row table:style-name="ro1">
          <table:table-cell office:value-type="string">
            <text:p>2016:10</text:p>
          </table:table-cell>
          <table:table-cell office:value-type="float" office:value="3.807956">
            <text:p>3.807956</text:p>
          </table:table-cell>
          <table:table-cell office:value-type="float" office:value="4.426991">
            <text:p>4.426991</text:p>
          </table:table-cell>
          <table:table-cell office:value-type="float" office:value="-0.619035">
            <text:p>-0.619035</text:p>
          </table:table-cell>
          <table:table-cell table:number-columns-repeated="7"/>
        </table:table-row>
        <table:table-row table:style-name="ro1">
          <table:table-cell office:value-type="string">
            <text:p>2016:11</text:p>
          </table:table-cell>
          <table:table-cell office:value-type="float" office:value="3.101833">
            <text:p>3.101833</text:p>
          </table:table-cell>
          <table:table-cell office:value-type="float" office:value="3.175653">
            <text:p>3.175653</text:p>
          </table:table-cell>
          <table:table-cell office:value-type="float" office:value="-0.07382">
            <text:p>-0.07382</text:p>
          </table:table-cell>
          <table:table-cell table:number-columns-repeated="7"/>
        </table:table-row>
        <table:table-row table:style-name="ro1">
          <table:table-cell office:value-type="string">
            <text:p>2016:12</text:p>
          </table:table-cell>
          <table:table-cell office:value-type="float" office:value="3.985966">
            <text:p>3.985966</text:p>
          </table:table-cell>
          <table:table-cell office:value-type="float" office:value="3.683896">
            <text:p>3.683896</text:p>
          </table:table-cell>
          <table:table-cell office:value-type="float" office:value="0.30207">
            <text:p>0.30207</text:p>
          </table:table-cell>
          <table:table-cell table:number-columns-repeated="7"/>
        </table:table-row>
        <table:table-row table:style-name="ro1">
          <table:table-cell office:value-type="string">
            <text:p>2017:01</text:p>
          </table:table-cell>
          <table:table-cell office:value-type="float" office:value="4.166384">
            <text:p>4.166384</text:p>
          </table:table-cell>
          <table:table-cell office:value-type="float" office:value="4.151966">
            <text:p>4.151966</text:p>
          </table:table-cell>
          <table:table-cell office:value-type="float" office:value="0.014419">
            <text:p>0.014419</text:p>
          </table:table-cell>
          <table:table-cell table:number-columns-repeated="7"/>
        </table:table-row>
        <table:table-row table:style-name="ro1">
          <table:table-cell office:value-type="string">
            <text:p>2017:02</text:p>
          </table:table-cell>
          <table:table-cell office:value-type="float" office:value="3.864167">
            <text:p>3.864167</text:p>
          </table:table-cell>
          <table:table-cell office:value-type="float" office:value="3.906545">
            <text:p>3.906545</text:p>
          </table:table-cell>
          <table:table-cell office:value-type="float" office:value="-0.042379">
            <text:p>-0.042379</text:p>
          </table:table-cell>
          <table:table-cell table:number-columns-repeated="7"/>
        </table:table-row>
        <table:table-row table:style-name="ro1">
          <table:table-cell office:value-type="string">
            <text:p>2017:03</text:p>
          </table:table-cell>
          <table:table-cell office:value-type="float" office:value="5.40813">
            <text:p>5.40813</text:p>
          </table:table-cell>
          <table:table-cell office:value-type="float" office:value="5.141204">
            <text:p>5.141204</text:p>
          </table:table-cell>
          <table:table-cell office:value-type="float" office:value="0.266926">
            <text:p>0.266926</text:p>
          </table:table-cell>
          <table:table-cell table:number-columns-repeated="7"/>
        </table:table-row>
        <table:table-row table:style-name="ro1">
          <table:table-cell office:value-type="string">
            <text:p>2017:04</text:p>
          </table:table-cell>
          <table:table-cell office:value-type="float" office:value="4.620455">
            <text:p>4.620455</text:p>
          </table:table-cell>
          <table:table-cell office:value-type="float" office:value="4.294914">
            <text:p>4.294914</text:p>
          </table:table-cell>
          <table:table-cell office:value-type="float" office:value="0.32554">
            <text:p>0.32554</text:p>
          </table:table-cell>
          <table:table-cell table:number-columns-repeated="7"/>
        </table:table-row>
        <table:table-row table:style-name="ro1">
          <table:table-cell office:value-type="string">
            <text:p>2017:05</text:p>
          </table:table-cell>
          <table:table-cell office:value-type="float" office:value="4.903947">
            <text:p>4.903947</text:p>
          </table:table-cell>
          <table:table-cell office:value-type="float" office:value="4.157755">
            <text:p>4.157755</text:p>
          </table:table-cell>
          <table:table-cell office:value-type="float" office:value="0.746192">
            <text:p>0.746192</text:p>
          </table:table-cell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office:value-type="string">
            <text:p>2017:06</text:p>
          </table:table-cell>
          <table:table-cell office:value-type="float" office:value="2.706091">
            <text:p>2.706091</text:p>
          </table:table-cell>
          <table:table-cell office:value-type="float" office:value="3.228097">
            <text:p>3.228097</text:p>
          </table:table-cell>
          <table:table-cell office:value-type="float" office:value="-0.522006">
            <text:p>-0.522006</text:p>
          </table:table-cell>
          <table:table-cell table:number-columns-repeated="7"/>
        </table:table-row>
        <table:table-row table:style-name="ro1">
          <table:table-cell office:value-type="string">
            <text:p>2017:07</text:p>
          </table:table-cell>
          <table:table-cell office:value-type="float" office:value="4.76425">
            <text:p>4.76425</text:p>
          </table:table-cell>
          <table:table-cell office:value-type="float" office:value="4.398276">
            <text:p>4.398276</text:p>
          </table:table-cell>
          <table:table-cell office:value-type="float" office:value="0.365974">
            <text:p>0.365974</text:p>
          </table:table-cell>
          <table:table-cell table:number-columns-repeated="7"/>
        </table:table-row>
        <table:table-row table:style-name="ro1">
          <table:table-cell office:value-type="string">
            <text:p>2017:08</text:p>
          </table:table-cell>
          <table:table-cell office:value-type="float" office:value="5.178357">
            <text:p>5.178357</text:p>
          </table:table-cell>
          <table:table-cell office:value-type="float" office:value="5.121857">
            <text:p>5.121857</text:p>
          </table:table-cell>
          <table:table-cell office:value-type="float" office:value="0.056499">
            <text:p>0.056499</text:p>
          </table:table-cell>
          <table:table-cell table:number-columns-repeated="7"/>
        </table:table-row>
        <table:table-row table:style-name="ro1">
          <table:table-cell office:value-type="string">
            <text:p>2017:09</text:p>
          </table:table-cell>
          <table:table-cell office:value-type="float" office:value="4.556968">
            <text:p>4.556968</text:p>
          </table:table-cell>
          <table:table-cell office:value-type="float" office:value="4.634522">
            <text:p>4.634522</text:p>
          </table:table-cell>
          <table:table-cell office:value-type="float" office:value="-0.077554">
            <text:p>-0.077554</text:p>
          </table:table-cell>
          <table:table-cell table:number-columns-repeated="7"/>
        </table:table-row>
        <table:table-row table:style-name="ro1">
          <table:table-cell office:value-type="string">
            <text:p>2017:10</text:p>
          </table:table-cell>
          <table:table-cell office:value-type="float" office:value="4.265531">
            <text:p>4.265531</text:p>
          </table:table-cell>
          <table:table-cell office:value-type="float" office:value="4.420039">
            <text:p>4.420039</text:p>
          </table:table-cell>
          <table:table-cell office:value-type="float" office:value="-0.154507">
            <text:p>-0.154507</text:p>
          </table:table-cell>
          <table:table-cell table:number-columns-repeated="7"/>
        </table:table-row>
        <table:table-row table:style-name="ro1">
          <table:table-cell office:value-type="string">
            <text:p>2017:11</text:p>
          </table:table-cell>
          <table:table-cell office:value-type="float" office:value="3.80516">
            <text:p>3.80516</text:p>
          </table:table-cell>
          <table:table-cell office:value-type="float" office:value="4.034426">
            <text:p>4.034426</text:p>
          </table:table-cell>
          <table:table-cell office:value-type="float" office:value="-0.229266">
            <text:p>-0.229266</text:p>
          </table:table-cell>
          <table:table-cell table:number-columns-repeated="7"/>
        </table:table-row>
        <table:table-row table:style-name="ro1">
          <table:table-cell office:value-type="string">
            <text:p>2017:12</text:p>
          </table:table-cell>
          <table:table-cell office:value-type="float" office:value="3.429724">
            <text:p>3.429724</text:p>
          </table:table-cell>
          <table:table-cell office:value-type="float" office:value="3.837635">
            <text:p>3.837635</text:p>
          </table:table-cell>
          <table:table-cell office:value-type="float" office:value="-0.407912">
            <text:p>-0.407912</text:p>
          </table:table-cell>
          <table:table-cell table:number-columns-repeated="7"/>
        </table:table-row>
        <table:table-row table:style-name="ro1">
          <table:table-cell office:value-type="string">
            <text:p>2018:01</text:p>
          </table:table-cell>
          <table:table-cell office:value-type="float" office:value="3.633659">
            <text:p>3.633659</text:p>
          </table:table-cell>
          <table:table-cell office:value-type="float" office:value="3.658453">
            <text:p>3.658453</text:p>
          </table:table-cell>
          <table:table-cell office:value-type="float" office:value="-0.024794">
            <text:p>-0.024794</text:p>
          </table:table-cell>
          <table:table-cell table:number-columns-repeated="7"/>
        </table:table-row>
        <table:table-row table:style-name="ro1">
          <table:table-cell office:value-type="string">
            <text:p>2018:02</text:p>
          </table:table-cell>
          <table:table-cell office:value-type="float" office:value="3.614399">
            <text:p>3.614399</text:p>
          </table:table-cell>
          <table:table-cell office:value-type="float" office:value="3.298157">
            <text:p>3.298157</text:p>
          </table:table-cell>
          <table:table-cell office:value-type="float" office:value="0.316241">
            <text:p>0.316241</text:p>
          </table:table-cell>
          <table:table-cell table:number-columns-repeated="7"/>
        </table:table-row>
        <table:table-row table:style-name="ro1">
          <table:table-cell office:value-type="string">
            <text:p>2018:03</text:p>
          </table:table-cell>
          <table:table-cell office:value-type="float" office:value="4.048957">
            <text:p>4.048957</text:p>
          </table:table-cell>
          <table:table-cell office:value-type="float" office:value="4.137402">
            <text:p>4.137402</text:p>
          </table:table-cell>
          <table:table-cell office:value-type="float" office:value="-0.088445">
            <text:p>-0.088445</text:p>
          </table:table-cell>
          <table:table-cell table:number-columns-repeated="7"/>
        </table:table-row>
        <table:table-row table:style-name="ro1">
          <table:table-cell office:value-type="string">
            <text:p>2018:04</text:p>
          </table:table-cell>
          <table:table-cell office:value-type="float" office:value="4.953043">
            <text:p>4.953043</text:p>
          </table:table-cell>
          <table:table-cell office:value-type="float" office:value="4.415252">
            <text:p>4.415252</text:p>
          </table:table-cell>
          <table:table-cell office:value-type="float" office:value="0.537791">
            <text:p>0.537791</text:p>
          </table:table-cell>
          <table:table-cell table:number-columns-repeated="7"/>
        </table:table-row>
        <table:table-row table:style-name="ro1">
          <table:table-cell office:value-type="string">
            <text:p>2018:05</text:p>
          </table:table-cell>
          <table:table-cell office:value-type="float" office:value="4.518079">
            <text:p>4.518079</text:p>
          </table:table-cell>
          <table:table-cell office:value-type="float" office:value="4.373069">
            <text:p>4.373069</text:p>
          </table:table-cell>
          <table:table-cell office:value-type="float" office:value="0.14501">
            <text:p>0.14501</text:p>
          </table:table-cell>
          <table:table-cell table:number-columns-repeated="7"/>
        </table:table-row>
        <table:table-row table:style-name="ro1">
          <table:table-cell office:value-type="string">
            <text:p>2018:06</text:p>
          </table:table-cell>
          <table:table-cell office:value-type="float" office:value="2.259685">
            <text:p>2.259685</text:p>
          </table:table-cell>
          <table:table-cell office:value-type="float" office:value="2.714736">
            <text:p>2.714736</text:p>
          </table:table-cell>
          <table:table-cell office:value-type="float" office:value="-0.45505">
            <text:p>-0.45505</text:p>
          </table:table-cell>
          <table:table-cell table:number-columns-repeated="7"/>
        </table:table-row>
        <table:table-row table:style-name="ro1">
          <table:table-cell office:value-type="string">
            <text:p>2018:07</text:p>
          </table:table-cell>
          <table:table-cell office:value-type="float" office:value="5.31435">
            <text:p>5.31435</text:p>
          </table:table-cell>
          <table:table-cell office:value-type="float" office:value="4.896931">
            <text:p>4.896931</text:p>
          </table:table-cell>
          <table:table-cell office:value-type="float" office:value="0.417419">
            <text:p>0.417419</text:p>
          </table:table-cell>
          <table:table-cell table:number-columns-repeated="7"/>
        </table:table-row>
        <table:table-row table:style-name="ro1">
          <table:table-cell office:value-type="string">
            <text:p>2018:08</text:p>
          </table:table-cell>
          <table:table-cell office:value-type="float" office:value="4.567322">
            <text:p>4.567322</text:p>
          </table:table-cell>
          <table:table-cell office:value-type="float" office:value="4.715471">
            <text:p>4.715471</text:p>
          </table:table-cell>
          <table:table-cell office:value-type="float" office:value="-0.148149">
            <text:p>-0.148149</text:p>
          </table:table-cell>
          <table:table-cell table:number-columns-repeated="7"/>
        </table:table-row>
        <table:table-row table:style-name="ro1">
          <table:table-cell office:value-type="string">
            <text:p>2018:09</text:p>
          </table:table-cell>
          <table:table-cell office:value-type="float" office:value="4.101086">
            <text:p>4.101086</text:p>
          </table:table-cell>
          <table:table-cell office:value-type="float" office:value="4.341805">
            <text:p>4.341805</text:p>
          </table:table-cell>
          <table:table-cell office:value-type="float" office:value="-0.240719">
            <text:p>-0.240719</text:p>
          </table:table-cell>
          <table:table-cell table:number-columns-repeated="7"/>
        </table:table-row>
        <table:table-row table:style-name="ro1">
          <table:table-cell office:value-type="string">
            <text:p>2018:10</text:p>
          </table:table-cell>
          <table:table-cell office:value-type="float" office:value="3.176627">
            <text:p>3.176627</text:p>
          </table:table-cell>
          <table:table-cell office:value-type="float" office:value="2.904915">
            <text:p>2.904915</text:p>
          </table:table-cell>
          <table:table-cell office:value-type="float" office:value="0.271712">
            <text:p>0.271712</text:p>
          </table:table-cell>
          <table:table-cell table:number-columns-repeated="7"/>
        </table:table-row>
        <table:table-row table:style-name="ro1">
          <table:table-cell office:value-type="string">
            <text:p>2018:11</text:p>
          </table:table-cell>
          <table:table-cell office:value-type="float" office:value="2.861086">
            <text:p>2.861086</text:p>
          </table:table-cell>
          <table:table-cell office:value-type="float" office:value="3.149111">
            <text:p>3.149111</text:p>
          </table:table-cell>
          <table:table-cell office:value-type="float" office:value="-0.288025">
            <text:p>-0.288025</text:p>
          </table:table-cell>
          <table:table-cell table:number-columns-repeated="7"/>
        </table:table-row>
        <table:table-row table:style-name="ro1">
          <table:table-cell office:value-type="string">
            <text:p>2018:12</text:p>
          </table:table-cell>
          <table:table-cell office:value-type="float" office:value="2.476432">
            <text:p>2.476432</text:p>
          </table:table-cell>
          <table:table-cell office:value-type="float" office:value="2.838386">
            <text:p>2.838386</text:p>
          </table:table-cell>
          <table:table-cell office:value-type="float" office:value="-0.361954">
            <text:p>-0.36195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ote:</text:p>
          </table:table-cell>
          <table:table-cell office:value-type="string">
            <text:p>*</text:p>
          </table:table-cell>
          <table:table-cell office:value-type="string">
            <text:p>denotes</text:p>
          </table:table-cell>
          <table:table-cell office:value-type="string">
            <text:p>a</text:p>
          </table:table-cell>
          <table:table-cell office:value-type="string">
            <text:p>residual</text:p>
          </table:table-cell>
          <table:table-cell office:value-type="string">
            <text:p>in</text:p>
          </table:table-cell>
          <table:table-cell office:value-type="string">
            <text:p>excess</text:p>
          </table:table-cell>
          <table:table-cell office:value-type="string">
            <text:p>of</text:p>
          </table:table-cell>
          <table:table-cell office:value-type="float" office:value="2.5">
            <text:p>2.5</text:p>
          </table:table-cell>
          <table:table-cell office:value-type="string">
            <text:p>standard</text:p>
          </table:table-cell>
          <table:table-cell office:value-type="string">
            <text:p>errors</text:p>
          </table:table-cell>
        </table:table-row>
        <table:table-row table:style-name="ro1">
          <table:table-cell/>
          <table:table-cell office:value-type="string">
            <text:p>Forecast</text:p>
          </table:table-cell>
          <table:table-cell office:value-type="string">
            <text:p>evaluation</text:p>
          </table:table-cell>
          <table:table-cell office:value-type="string">
            <text:p>statistics</text:p>
          </table:table-cell>
          <table:table-cell office:value-type="string">
            <text:p>using</text:p>
          </table:table-cell>
          <table:table-cell office:value-type="float" office:value="144">
            <text:p>144</text:p>
          </table:table-cell>
          <table:table-cell office:value-type="string">
            <text:p>observation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Mean</text:p>
          </table:table-cell>
          <table:table-cell office:value-type="string">
            <text:p>Error</text:p>
          </table:table-cell>
          <table:table-cell office:value-type="float" office:value="-0.00029015">
            <text:p>-0.000290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oot</text:p>
          </table:table-cell>
          <table:table-cell office:value-type="string">
            <text:p>Mean</text:p>
          </table:table-cell>
          <table:table-cell office:value-type="string">
            <text:p>Squared</text:p>
          </table:table-cell>
          <table:table-cell office:value-type="string">
            <text:p>Error</text:p>
          </table:table-cell>
          <table:table-cell office:value-type="float" office:value="0.28724">
            <text:p>0.287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an</text:p>
          </table:table-cell>
          <table:table-cell office:value-type="string">
            <text:p>Absolute</text:p>
          </table:table-cell>
          <table:table-cell office:value-type="string">
            <text:p>Error</text:p>
          </table:table-cell>
          <table:table-cell office:value-type="float" office:value="0.23611">
            <text:p>0.2361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ean</text:p>
          </table:table-cell>
          <table:table-cell office:value-type="string">
            <text:p>Percentage</text:p>
          </table:table-cell>
          <table:table-cell office:value-type="string">
            <text:p>Error</text:p>
          </table:table-cell>
          <table:table-cell office:value-type="float" office:value="0.067123">
            <text:p>0.06712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ean</text:p>
          </table:table-cell>
          <table:table-cell office:value-type="string">
            <text:p>Absolute</text:p>
          </table:table-cell>
          <table:table-cell office:value-type="string">
            <text:p>Percentage</text:p>
          </table:table-cell>
          <table:table-cell office:value-type="string">
            <text:p>Error</text:p>
          </table:table-cell>
          <table:table-cell office:value-type="float" office:value="12.06">
            <text:p>12.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eil's</text:p>
          </table:table-cell>
          <table:table-cell office:value-type="string">
            <text:p>U</text:p>
          </table:table-cell>
          <table:table-cell office:value-type="float" office:value="0.3651">
            <text:p>0.3651</text:p>
          </table:table-cell>
          <table:table-cell table:number-columns-repeated="7"/>
        </table:table-row>
      </table:table>
      <table:table table:name="results" table:style-name="ta1" table:print="false">
        <table:table-column table:style-name="co2" table:default-cell-style-name="Default"/>
        <table:table-column table:style-name="co1" table:number-columns-repeated="10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coefficient</text:p>
          </table:table-cell>
          <table:table-cell office:value-type="string">
            <text:p>std. Error</text:p>
          </table:table-cell>
          <table:table-cell office:value-type="string">
            <text:p>z</text:p>
          </table:table-cell>
          <table:table-cell office:value-type="string">
            <text:p>p-value</text:p>
          </table:table-cell>
          <table:table-cell office:value-type="string">
            <text:p>signif</text:p>
          </table:table-cell>
          <table:table-cell table:number-columns-repeated="5"/>
        </table:table-row>
        <table:table-row table:style-name="ro2">
          <table:table-cell office:value-type="string">
            <text:p>phi_12</text:p>
          </table:table-cell>
          <table:table-cell office:value-type="float" office:value="0.93438">
            <text:p>0.93438</text:p>
          </table:table-cell>
          <table:table-cell office:value-type="float" office:value="0.0272479">
            <text:p>0.0272479</text:p>
          </table:table-cell>
          <table:table-cell office:value-type="float" office:value="34.29">
            <text:p>34.29</text:p>
          </table:table-cell>
          <table:table-cell table:style-name="ce3" office:value-type="float" office:value="1.04E-257">
            <text:p>1.04E-257</text:p>
          </table:table-cell>
          <table:table-cell office:value-type="string">
            <text:p>***</text:p>
          </table:table-cell>
          <table:table-cell table:formula="of:=(1-[.E2])*100" office:value-type="float" office:value="100">
            <text:p>100</text:p>
          </table:table-cell>
          <table:table-cell office:value-type="string">
            <text:p>&lt;td&gt;</text:p>
          </table:table-cell>
          <table:table-cell office:value-type="float" office:value="100">
            <text:p>100</text:p>
          </table:table-cell>
          <table:table-cell office:value-type="string">
            <text:p>&lt;/td&gt;</text:p>
          </table:table-cell>
          <table:table-cell/>
        </table:table-row>
        <table:table-row table:style-name="ro2">
          <table:table-cell office:value-type="string">
            <text:p>Phi_2</text:p>
          </table:table-cell>
          <table:table-cell office:value-type="string">
            <text:p>−1.17922</text:p>
          </table:table-cell>
          <table:table-cell office:value-type="float" office:value="0.0916025">
            <text:p>0.0916025</text:p>
          </table:table-cell>
          <table:table-cell office:value-type="string">
            <text:p>−12.87</text:p>
          </table:table-cell>
          <table:table-cell table:style-name="ce3" office:value-type="float" office:value="6.37E-038">
            <text:p>6.37E-038</text:p>
          </table:table-cell>
          <table:table-cell office:value-type="string">
            <text:p>***</text:p>
          </table:table-cell>
          <table:table-cell table:formula="of:=(1-[.E3])*100" office:value-type="float" office:value="100">
            <text:p>100</text:p>
          </table:table-cell>
          <table:table-cell office:value-type="string">
            <text:p>&lt;td&gt;</text:p>
          </table:table-cell>
          <table:table-cell office:value-type="float" office:value="100">
            <text:p>100</text:p>
          </table:table-cell>
          <table:table-cell office:value-type="string">
            <text:p>&lt;/td&gt;</text:p>
          </table:table-cell>
          <table:table-cell/>
        </table:table-row>
        <table:table-row table:style-name="ro2">
          <table:table-cell office:value-type="string">
            <text:p>Phi_4</text:p>
          </table:table-cell>
          <table:table-cell office:value-type="string">
            <text:p>−0.789787</text:p>
          </table:table-cell>
          <table:table-cell office:value-type="float" office:value="0.061568">
            <text:p>0.061568</text:p>
          </table:table-cell>
          <table:table-cell office:value-type="string">
            <text:p>−12.83</text:p>
          </table:table-cell>
          <table:table-cell table:style-name="ce3" office:value-type="float" office:value="1.14E-037">
            <text:p>1.14E-037</text:p>
          </table:table-cell>
          <table:table-cell office:value-type="string">
            <text:p>***</text:p>
          </table:table-cell>
          <table:table-cell table:formula="of:=(1-[.E4])*100" office:value-type="float" office:value="100">
            <text:p>100</text:p>
          </table:table-cell>
          <table:table-cell office:value-type="string">
            <text:p>&lt;td&gt;</text:p>
          </table:table-cell>
          <table:table-cell office:value-type="float" office:value="100">
            <text:p>100</text:p>
          </table:table-cell>
          <table:table-cell office:value-type="string">
            <text:p>&lt;/td&gt;</text:p>
          </table:table-cell>
          <table:table-cell/>
        </table:table-row>
        <table:table-row table:style-name="ro2">
          <table:table-cell office:value-type="string">
            <text:p>Theta_1</text:p>
          </table:table-cell>
          <table:table-cell office:value-type="float" office:value="1">
            <text:p>1</text:p>
          </table:table-cell>
          <table:table-cell office:value-type="float" office:value="0.111928">
            <text:p>0.111928</text:p>
          </table:table-cell>
          <table:table-cell office:value-type="float" office:value="8.934">
            <text:p>8.934</text:p>
          </table:table-cell>
          <table:table-cell table:style-name="ce3" office:value-type="float" office:value="4.1E-019">
            <text:p>4.10E-019</text:p>
          </table:table-cell>
          <table:table-cell office:value-type="string">
            <text:p>***</text:p>
          </table:table-cell>
          <table:table-cell table:formula="of:=(1-[.E5])*100" office:value-type="float" office:value="100">
            <text:p>100</text:p>
          </table:table-cell>
          <table:table-cell office:value-type="string">
            <text:p>&lt;td&gt;</text:p>
          </table:table-cell>
          <table:table-cell office:value-type="float" office:value="100">
            <text:p>100</text:p>
          </table:table-cell>
          <table:table-cell office:value-type="string">
            <text:p>&lt;/td&gt;</text:p>
          </table:table-cell>
          <table:table-cell/>
        </table:table-row>
        <table:table-row table:style-name="ro2">
          <table:table-cell table:style-name="ce1" office:value-type="string">
            <text:p>EXPORT_4006</text:p>
          </table:table-cell>
          <table:table-cell table:style-name="ce1" office:value-type="string">
            <text:p>−0.204439</text:p>
          </table:table-cell>
          <table:table-cell table:style-name="ce1" office:value-type="float" office:value="0.0334411">
            <text:p>0.0334411</text:p>
          </table:table-cell>
          <table:table-cell table:style-name="ce1" office:value-type="string">
            <text:p>−6.113</text:p>
          </table:table-cell>
          <table:table-cell table:style-name="ce4" office:value-type="float" office:value="0.000000000975">
            <text:p>9.75E-010</text:p>
          </table:table-cell>
          <table:table-cell office:value-type="string">
            <text:p>***</text:p>
          </table:table-cell>
          <table:table-cell table:formula="of:=(1-[.E6])*100" office:value-type="float" office:value="99.9999999025">
            <text:p>99.9999999025</text:p>
          </table:table-cell>
          <table:table-cell office:value-type="string">
            <text:p>&lt;td&gt;</text:p>
          </table:table-cell>
          <table:table-cell office:value-type="float" office:value="99.9999999025">
            <text:p>99.9999999025</text:p>
          </table:table-cell>
          <table:table-cell office:value-type="string">
            <text:p>&lt;/td&gt;</text:p>
          </table:table-cell>
          <table:table-cell office:value-type="string">
            <text:p>4006 Volume(Tons)</text:p>
          </table:table-cell>
        </table:table-row>
        <table:table-row table:style-name="ro2">
          <table:table-cell table:style-name="ce1" office:value-type="string">
            <text:p>RAMADAN_HOLIDAYS</text:p>
          </table:table-cell>
          <table:table-cell table:style-name="ce1" office:value-type="string">
            <text:p>−0.162957</text:p>
          </table:table-cell>
          <table:table-cell table:style-name="ce1" office:value-type="float" office:value="0.0358288">
            <text:p>0.0358288</text:p>
          </table:table-cell>
          <table:table-cell table:style-name="ce1" office:value-type="string">
            <text:p>−4.548</text:p>
          </table:table-cell>
          <table:table-cell table:style-name="ce4" office:value-type="float" office:value="0.00000541">
            <text:p>5.41E-006</text:p>
          </table:table-cell>
          <table:table-cell office:value-type="string">
            <text:p>***</text:p>
          </table:table-cell>
          <table:table-cell table:formula="of:=(1-[.E7])*100" office:value-type="float" office:value="99.999459">
            <text:p>99.999459</text:p>
          </table:table-cell>
          <table:table-cell office:value-type="string">
            <text:p>&lt;td&gt;</text:p>
          </table:table-cell>
          <table:table-cell office:value-type="float" office:value="99.999459">
            <text:p>99.999459</text:p>
          </table:table-cell>
          <table:table-cell office:value-type="string">
            <text:p>&lt;/td&gt;</text:p>
          </table:table-cell>
          <table:table-cell office:value-type="string">
            <text:p>Ramadan Days</text:p>
          </table:table-cell>
        </table:table-row>
        <table:table-row table:style-name="ro2">
          <table:table-cell table:style-name="ce1" office:value-type="string">
            <text:p>EXPORT_4008</text:p>
          </table:table-cell>
          <table:table-cell table:style-name="ce1" office:value-type="string">
            <text:p>−0.294879</text:p>
          </table:table-cell>
          <table:table-cell table:style-name="ce1" office:value-type="float" office:value="0.0686533">
            <text:p>0.0686533</text:p>
          </table:table-cell>
          <table:table-cell table:style-name="ce1" office:value-type="string">
            <text:p>−4.295</text:p>
          </table:table-cell>
          <table:table-cell table:style-name="ce4" office:value-type="float" office:value="0.0000175">
            <text:p>1.75E-005</text:p>
          </table:table-cell>
          <table:table-cell office:value-type="string">
            <text:p>***</text:p>
          </table:table-cell>
          <table:table-cell table:formula="of:=(1-[.E8])*100" office:value-type="float" office:value="99.99825">
            <text:p>99.99825</text:p>
          </table:table-cell>
          <table:table-cell office:value-type="string">
            <text:p>&lt;td&gt;</text:p>
          </table:table-cell>
          <table:table-cell office:value-type="float" office:value="99.99825">
            <text:p>99.99825</text:p>
          </table:table-cell>
          <table:table-cell office:value-type="string">
            <text:p>&lt;/td&gt;</text:p>
          </table:table-cell>
          <table:table-cell office:value-type="string">
            <text:p>4008 Volume(Tons)</text:p>
          </table:table-cell>
        </table:table-row>
        <table:table-row table:style-name="ro2">
          <table:table-cell table:style-name="ce1" office:value-type="string">
            <text:p>EXPORT_4003</text:p>
          </table:table-cell>
          <table:table-cell table:style-name="ce1" office:value-type="float" office:value="0.209298">
            <text:p>0.209298</text:p>
          </table:table-cell>
          <table:table-cell table:style-name="ce1" office:value-type="float" office:value="0.0504161">
            <text:p>0.0504161</text:p>
          </table:table-cell>
          <table:table-cell table:style-name="ce1" office:value-type="float" office:value="4.151">
            <text:p>4.151</text:p>
          </table:table-cell>
          <table:table-cell table:style-name="ce4" office:value-type="float" office:value="0.000033">
            <text:p>3.30E-005</text:p>
          </table:table-cell>
          <table:table-cell office:value-type="string">
            <text:p>***</text:p>
          </table:table-cell>
          <table:table-cell table:formula="of:=(1-[.E9])*100" office:value-type="float" office:value="99.9967">
            <text:p>99.9967</text:p>
          </table:table-cell>
          <table:table-cell office:value-type="string">
            <text:p>&lt;td&gt;</text:p>
          </table:table-cell>
          <table:table-cell office:value-type="float" office:value="99.9967">
            <text:p>99.9967</text:p>
          </table:table-cell>
          <table:table-cell office:value-type="string">
            <text:p>&lt;/td&gt;</text:p>
          </table:table-cell>
          <table:table-cell office:value-type="string">
            <text:p>4003 Volume(Tons)</text:p>
          </table:table-cell>
        </table:table-row>
        <table:table-row table:style-name="ro2">
          <table:table-cell table:style-name="ce1" office:value-type="string">
            <text:p>RAINFALL_PREV</text:p>
          </table:table-cell>
          <table:table-cell table:style-name="ce1" office:value-type="string">
            <text:p>−0.208295</text:p>
          </table:table-cell>
          <table:table-cell table:style-name="ce1" office:value-type="float" office:value="0.0517862">
            <text:p>0.0517862</text:p>
          </table:table-cell>
          <table:table-cell table:style-name="ce1" office:value-type="string">
            <text:p>−4.022</text:p>
          </table:table-cell>
          <table:table-cell table:style-name="ce4" office:value-type="float" office:value="0.0000577">
            <text:p>5.77E-005</text:p>
          </table:table-cell>
          <table:table-cell office:value-type="string">
            <text:p>***</text:p>
          </table:table-cell>
          <table:table-cell table:formula="of:=(1-[.E10])*100" office:value-type="float" office:value="99.99423">
            <text:p>99.99423</text:p>
          </table:table-cell>
          <table:table-cell office:value-type="string">
            <text:p>&lt;td&gt;</text:p>
          </table:table-cell>
          <table:table-cell office:value-type="float" office:value="99.99423">
            <text:p>99.99423</text:p>
          </table:table-cell>
          <table:table-cell office:value-type="string">
            <text:p>&lt;/td&gt;</text:p>
          </table:table-cell>
          <table:table-cell office:value-type="string">
            <text:p>Rainfall (Prev.)</text:p>
          </table:table-cell>
        </table:table-row>
        <table:table-row table:style-name="ro2">
          <table:table-cell table:style-name="ce1" office:value-type="string">
            <text:p>EXPORT_4015</text:p>
          </table:table-cell>
          <table:table-cell table:style-name="ce1" office:value-type="float" office:value="0.214543">
            <text:p>0.214543</text:p>
          </table:table-cell>
          <table:table-cell table:style-name="ce1" office:value-type="float" office:value="0.0568767">
            <text:p>0.0568767</text:p>
          </table:table-cell>
          <table:table-cell table:style-name="ce1" office:value-type="float" office:value="3.772">
            <text:p>3.772</text:p>
          </table:table-cell>
          <table:table-cell table:style-name="ce1" office:value-type="float" office:value="0.0002">
            <text:p>0.0002</text:p>
          </table:table-cell>
          <table:table-cell office:value-type="string">
            <text:p>***</text:p>
          </table:table-cell>
          <table:table-cell table:formula="of:=(1-[.E11])*100" office:value-type="float" office:value="99.98">
            <text:p>99.98</text:p>
          </table:table-cell>
          <table:table-cell office:value-type="string">
            <text:p>&lt;td&gt;</text:p>
          </table:table-cell>
          <table:table-cell office:value-type="float" office:value="99.98">
            <text:p>99.98</text:p>
          </table:table-cell>
          <table:table-cell office:value-type="string">
            <text:p>&lt;/td&gt;</text:p>
          </table:table-cell>
          <table:table-cell office:value-type="string">
            <text:p>4015 Volume(Tons)</text:p>
          </table:table-cell>
        </table:table-row>
        <table:table-row table:style-name="ro2">
          <table:table-cell table:style-name="ce1" office:value-type="string">
            <text:p>RSS3_HIGH_PREV</text:p>
          </table:table-cell>
          <table:table-cell table:style-name="ce1" office:value-type="string">
            <text:p>−1.65491</text:p>
          </table:table-cell>
          <table:table-cell table:style-name="ce1" office:value-type="float" office:value="0.483402">
            <text:p>0.483402</text:p>
          </table:table-cell>
          <table:table-cell table:style-name="ce1" office:value-type="string">
            <text:p>−3.423</text:p>
          </table:table-cell>
          <table:table-cell table:style-name="ce1" office:value-type="float" office:value="0.0006">
            <text:p>0.0006</text:p>
          </table:table-cell>
          <table:table-cell office:value-type="string">
            <text:p>***</text:p>
          </table:table-cell>
          <table:table-cell table:formula="of:=(1-[.E12])*100" office:value-type="float" office:value="99.94">
            <text:p>99.94</text:p>
          </table:table-cell>
          <table:table-cell office:value-type="string">
            <text:p>&lt;td&gt;</text:p>
          </table:table-cell>
          <table:table-cell office:value-type="float" office:value="99.94">
            <text:p>99.94</text:p>
          </table:table-cell>
          <table:table-cell office:value-type="string">
            <text:p>&lt;/td&gt;</text:p>
          </table:table-cell>
          <table:table-cell office:value-type="string">
            <text:p>RSS3 High</text:p>
          </table:table-cell>
        </table:table-row>
        <table:table-row table:style-name="ro2">
          <table:table-cell table:style-name="ce1" office:value-type="string">
            <text:p>EXPORT_4009</text:p>
          </table:table-cell>
          <table:table-cell table:style-name="ce1" office:value-type="string">
            <text:p>−0.0846173</text:p>
          </table:table-cell>
          <table:table-cell table:style-name="ce1" office:value-type="float" office:value="0.026667">
            <text:p>0.026667</text:p>
          </table:table-cell>
          <table:table-cell table:style-name="ce1" office:value-type="string">
            <text:p>−3.173</text:p>
          </table:table-cell>
          <table:table-cell table:style-name="ce1" office:value-type="float" office:value="0.0015">
            <text:p>0.0015</text:p>
          </table:table-cell>
          <table:table-cell office:value-type="string">
            <text:p>***</text:p>
          </table:table-cell>
          <table:table-cell table:formula="of:=(1-[.E13])*100" office:value-type="float" office:value="99.85">
            <text:p>99.85</text:p>
          </table:table-cell>
          <table:table-cell office:value-type="string">
            <text:p>&lt;td&gt;</text:p>
          </table:table-cell>
          <table:table-cell office:value-type="float" office:value="99.85">
            <text:p>99.85</text:p>
          </table:table-cell>
          <table:table-cell office:value-type="string">
            <text:p>&lt;/td&gt;</text:p>
          </table:table-cell>
          <table:table-cell office:value-type="string">
            <text:p>RSS3 Low</text:p>
          </table:table-cell>
        </table:table-row>
        <table:table-row table:style-name="ro2">
          <table:table-cell table:style-name="ce1" office:value-type="string">
            <text:p>RSS3_LOW_PREV</text:p>
          </table:table-cell>
          <table:table-cell table:style-name="ce1" office:value-type="float" office:value="0.842904">
            <text:p>0.842904</text:p>
          </table:table-cell>
          <table:table-cell table:style-name="ce1" office:value-type="float" office:value="0.287884">
            <text:p>0.287884</text:p>
          </table:table-cell>
          <table:table-cell table:style-name="ce1" office:value-type="float" office:value="2.928">
            <text:p>2.928</text:p>
          </table:table-cell>
          <table:table-cell table:style-name="ce1" office:value-type="float" office:value="0.0034">
            <text:p>0.0034</text:p>
          </table:table-cell>
          <table:table-cell office:value-type="string">
            <text:p>***</text:p>
          </table:table-cell>
          <table:table-cell table:formula="of:=(1-[.E14])*100" office:value-type="float" office:value="99.66">
            <text:p>99.66</text:p>
          </table:table-cell>
          <table:table-cell office:value-type="string">
            <text:p>&lt;td&gt;</text:p>
          </table:table-cell>
          <table:table-cell office:value-type="float" office:value="99.66">
            <text:p>99.66</text:p>
          </table:table-cell>
          <table:table-cell office:value-type="string">
            <text:p>&lt;/td&gt;</text:p>
          </table:table-cell>
          <table:table-cell office:value-type="string">
            <text:p>4009 Volume(Tons)</text:p>
          </table:table-cell>
        </table:table-row>
        <table:table-row table:style-name="ro2">
          <table:table-cell table:style-name="ce1" office:value-type="string">
            <text:p>USD_ISD_EXCHANGE~</text:p>
          </table:table-cell>
          <table:table-cell table:style-name="ce1" office:value-type="string">
            <text:p>−1.70633</text:p>
          </table:table-cell>
          <table:table-cell table:style-name="ce1" office:value-type="float" office:value="0.586267">
            <text:p>0.586267</text:p>
          </table:table-cell>
          <table:table-cell table:style-name="ce1" office:value-type="string">
            <text:p>−2.911</text:p>
          </table:table-cell>
          <table:table-cell table:style-name="ce1" office:value-type="float" office:value="0.0036">
            <text:p>0.0036</text:p>
          </table:table-cell>
          <table:table-cell office:value-type="string">
            <text:p>***</text:p>
          </table:table-cell>
          <table:table-cell table:formula="of:=(1-[.E15])*100" office:value-type="float" office:value="99.64">
            <text:p>99.64</text:p>
          </table:table-cell>
          <table:table-cell office:value-type="string">
            <text:p>&lt;td&gt;</text:p>
          </table:table-cell>
          <table:table-cell office:value-type="float" office:value="99.64">
            <text:p>99.64</text:p>
          </table:table-cell>
          <table:table-cell office:value-type="string">
            <text:p>&lt;/td&gt;</text:p>
          </table:table-cell>
          <table:table-cell office:value-type="string">
            <text:p>IDN/USD Rate</text:p>
          </table:table-cell>
        </table:table-row>
        <table:table-row table:style-name="ro2">
          <table:table-cell table:style-name="ce1" office:value-type="string">
            <text:p>Phi_1</text:p>
          </table:table-cell>
          <table:table-cell table:style-name="ce1" office:value-type="string">
            <text:p>−0.253044</text:p>
          </table:table-cell>
          <table:table-cell table:style-name="ce1" office:value-type="float" office:value="0.0913939">
            <text:p>0.0913939</text:p>
          </table:table-cell>
          <table:table-cell table:style-name="ce1" office:value-type="string">
            <text:p>−2.769</text:p>
          </table:table-cell>
          <table:table-cell table:style-name="ce1" office:value-type="float" office:value="0.0056">
            <text:p>0.0056</text:p>
          </table:table-cell>
          <table:table-cell office:value-type="string">
            <text:p>***</text:p>
          </table:table-cell>
          <table:table-cell table:formula="of:=(1-[.E16])*100" office:value-type="float" office:value="99.44">
            <text:p>99.44</text:p>
          </table:table-cell>
          <table:table-cell office:value-type="string">
            <text:p>&lt;td&gt;</text:p>
          </table:table-cell>
          <table:table-cell office:value-type="float" office:value="99.44">
            <text:p>99.44</text:p>
          </table:table-cell>
          <table:table-cell office:value-type="string">
            <text:p>&lt;/td&gt;</text:p>
          </table:table-cell>
          <table:table-cell/>
        </table:table-row>
        <table:table-row table:style-name="ro2">
          <table:table-cell table:style-name="ce1" office:value-type="string">
            <text:p>TSR20_CHANGE_PREV</text:p>
          </table:table-cell>
          <table:table-cell table:style-name="ce1" office:value-type="string">
            <text:p>−0.264979</text:p>
          </table:table-cell>
          <table:table-cell table:style-name="ce1" office:value-type="float" office:value="0.0971563">
            <text:p>0.0971563</text:p>
          </table:table-cell>
          <table:table-cell table:style-name="ce1" office:value-type="string">
            <text:p>−2.727</text:p>
          </table:table-cell>
          <table:table-cell table:style-name="ce1" office:value-type="float" office:value="0.0064">
            <text:p>0.0064</text:p>
          </table:table-cell>
          <table:table-cell office:value-type="string">
            <text:p>***</text:p>
          </table:table-cell>
          <table:table-cell table:formula="of:=(1-[.E17])*100" office:value-type="float" office:value="99.36">
            <text:p>99.36</text:p>
          </table:table-cell>
          <table:table-cell office:value-type="string">
            <text:p>&lt;td&gt;</text:p>
          </table:table-cell>
          <table:table-cell office:value-type="float" office:value="99.36">
            <text:p>99.36</text:p>
          </table:table-cell>
          <table:table-cell office:value-type="string">
            <text:p>&lt;/td&gt;</text:p>
          </table:table-cell>
          <table:table-cell office:value-type="string">
            <text:p>TSR20 Change</text:p>
          </table:table-cell>
        </table:table-row>
        <table:table-row table:style-name="ro2">
          <table:table-cell table:style-name="ce2" office:value-type="string">
            <text:p>TEMP_PREV</text:p>
          </table:table-cell>
          <table:table-cell table:style-name="ce2" office:value-type="float" office:value="0.236188">
            <text:p>0.236188</text:p>
          </table:table-cell>
          <table:table-cell table:style-name="ce2" office:value-type="float" office:value="0.0922868">
            <text:p>0.0922868</text:p>
          </table:table-cell>
          <table:table-cell table:style-name="ce2" office:value-type="float" office:value="2.559">
            <text:p>2.559</text:p>
          </table:table-cell>
          <table:table-cell table:style-name="ce2" office:value-type="float" office:value="0.0105">
            <text:p>0.0105</text:p>
          </table:table-cell>
          <table:table-cell office:value-type="string">
            <text:p>**</text:p>
          </table:table-cell>
          <table:table-cell table:formula="of:=(1-[.E18])*100" office:value-type="float" office:value="98.95">
            <text:p>98.95</text:p>
          </table:table-cell>
          <table:table-cell office:value-type="string">
            <text:p>&lt;td&gt;</text:p>
          </table:table-cell>
          <table:table-cell office:value-type="float" office:value="98.95">
            <text:p>98.95</text:p>
          </table:table-cell>
          <table:table-cell office:value-type="string">
            <text:p>&lt;/td&gt;</text:p>
          </table:table-cell>
          <table:table-cell office:value-type="string">
            <text:p>4017 Volume(Tons)</text:p>
          </table:table-cell>
        </table:table-row>
        <table:table-row table:style-name="ro2">
          <table:table-cell table:style-name="ce2" office:value-type="string">
            <text:p>EXPORT_4007</text:p>
          </table:table-cell>
          <table:table-cell table:style-name="ce2" office:value-type="float" office:value="0.140613">
            <text:p>0.140613</text:p>
          </table:table-cell>
          <table:table-cell table:style-name="ce2" office:value-type="float" office:value="0.0575448">
            <text:p>0.0575448</text:p>
          </table:table-cell>
          <table:table-cell table:style-name="ce2" office:value-type="float" office:value="2.444">
            <text:p>2.444</text:p>
          </table:table-cell>
          <table:table-cell table:style-name="ce2" office:value-type="float" office:value="0.0145">
            <text:p>0.0145</text:p>
          </table:table-cell>
          <table:table-cell office:value-type="string">
            <text:p>**</text:p>
          </table:table-cell>
          <table:table-cell table:formula="of:=(1-[.E19])*100" office:value-type="float" office:value="98.55">
            <text:p>98.55</text:p>
          </table:table-cell>
          <table:table-cell office:value-type="string">
            <text:p>&lt;td&gt;</text:p>
          </table:table-cell>
          <table:table-cell office:value-type="float" office:value="98.55">
            <text:p>98.55</text:p>
          </table:table-cell>
          <table:table-cell office:value-type="string">
            <text:p>&lt;/td&gt;</text:p>
          </table:table-cell>
          <table:table-cell office:value-type="string">
            <text:p>Temperature (C)</text:p>
          </table:table-cell>
        </table:table-row>
        <table:table-row table:style-name="ro2">
          <table:table-cell table:style-name="ce2" office:value-type="string">
            <text:p>USD_ISD_EXCHANGE~</text:p>
          </table:table-cell>
          <table:table-cell table:style-name="ce2" office:value-type="float" office:value="2.65558">
            <text:p>2.65558</text:p>
          </table:table-cell>
          <table:table-cell table:style-name="ce2" office:value-type="float" office:value="1.14061">
            <text:p>1.14061</text:p>
          </table:table-cell>
          <table:table-cell table:style-name="ce2" office:value-type="float" office:value="2.328">
            <text:p>2.328</text:p>
          </table:table-cell>
          <table:table-cell table:style-name="ce2" office:value-type="float" office:value="0.0199">
            <text:p>0.0199</text:p>
          </table:table-cell>
          <table:table-cell office:value-type="string">
            <text:p>**</text:p>
          </table:table-cell>
          <table:table-cell table:formula="of:=(1-[.E20])*100" office:value-type="float" office:value="98.01">
            <text:p>98.01</text:p>
          </table:table-cell>
          <table:table-cell office:value-type="string">
            <text:p>&lt;td&gt;</text:p>
          </table:table-cell>
          <table:table-cell office:value-type="float" office:value="98.01">
            <text:p>98.01</text:p>
          </table:table-cell>
          <table:table-cell office:value-type="string">
            <text:p>&lt;/td&gt;</text:p>
          </table:table-cell>
          <table:table-cell office:value-type="string">
            <text:p>4007 Volume(Tons)</text:p>
          </table:table-cell>
        </table:table-row>
        <table:table-row table:style-name="ro2">
          <table:table-cell table:style-name="ce2" office:value-type="string">
            <text:p>RSS3_OPEN_PREV</text:p>
          </table:table-cell>
          <table:table-cell table:style-name="ce2" office:value-type="float" office:value="0.930048">
            <text:p>0.930048</text:p>
          </table:table-cell>
          <table:table-cell table:style-name="ce2" office:value-type="float" office:value="0.418363">
            <text:p>0.418363</text:p>
          </table:table-cell>
          <table:table-cell table:style-name="ce2" office:value-type="float" office:value="2.223">
            <text:p>2.223</text:p>
          </table:table-cell>
          <table:table-cell table:style-name="ce2" office:value-type="float" office:value="0.0262">
            <text:p>0.0262</text:p>
          </table:table-cell>
          <table:table-cell office:value-type="string">
            <text:p>**</text:p>
          </table:table-cell>
          <table:table-cell table:formula="of:=(1-[.E21])*100" office:value-type="float" office:value="97.38">
            <text:p>97.38</text:p>
          </table:table-cell>
          <table:table-cell office:value-type="string">
            <text:p>&lt;td&gt;</text:p>
          </table:table-cell>
          <table:table-cell office:value-type="float" office:value="97.38">
            <text:p>97.38</text:p>
          </table:table-cell>
          <table:table-cell office:value-type="string">
            <text:p>&lt;/td&gt;</text:p>
          </table:table-cell>
          <table:table-cell office:value-type="string">
            <text:p>IDN/USD Chg(%)</text:p>
          </table:table-cell>
        </table:table-row>
        <table:table-row table:style-name="ro2">
          <table:table-cell table:style-name="ce2" office:value-type="string">
            <text:p>EXPORT_4010</text:p>
          </table:table-cell>
          <table:table-cell table:style-name="ce2" office:value-type="string">
            <text:p>−0.121331</text:p>
          </table:table-cell>
          <table:table-cell table:style-name="ce2" office:value-type="float" office:value="0.0553943">
            <text:p>0.0553943</text:p>
          </table:table-cell>
          <table:table-cell table:style-name="ce2" office:value-type="string">
            <text:p>−2.190</text:p>
          </table:table-cell>
          <table:table-cell table:style-name="ce2" office:value-type="float" office:value="0.0285">
            <text:p>0.0285</text:p>
          </table:table-cell>
          <table:table-cell office:value-type="string">
            <text:p>**</text:p>
          </table:table-cell>
          <table:table-cell table:formula="of:=(1-[.E22])*100" office:value-type="float" office:value="97.15">
            <text:p>97.15</text:p>
          </table:table-cell>
          <table:table-cell office:value-type="string">
            <text:p>&lt;td&gt;</text:p>
          </table:table-cell>
          <table:table-cell office:value-type="float" office:value="97.15">
            <text:p>97.15</text:p>
          </table:table-cell>
          <table:table-cell office:value-type="string">
            <text:p>&lt;/td&gt;</text:p>
          </table:table-cell>
          <table:table-cell office:value-type="string">
            <text:p>RSS3 Open (Prev.)</text:p>
          </table:table-cell>
        </table:table-row>
        <table:table-row table:style-name="ro2">
          <table:table-cell table:style-name="ce2" office:value-type="string">
            <text:p>TSR20_HIGH_PREV</text:p>
          </table:table-cell>
          <table:table-cell table:style-name="ce2" office:value-type="float" office:value="1.06669">
            <text:p>1.06669</text:p>
          </table:table-cell>
          <table:table-cell table:style-name="ce2" office:value-type="float" office:value="0.51852">
            <text:p>0.51852</text:p>
          </table:table-cell>
          <table:table-cell table:style-name="ce2" office:value-type="float" office:value="2.057">
            <text:p>2.057</text:p>
          </table:table-cell>
          <table:table-cell table:style-name="ce2" office:value-type="float" office:value="0.0397">
            <text:p>0.0397</text:p>
          </table:table-cell>
          <table:table-cell office:value-type="string">
            <text:p>**</text:p>
          </table:table-cell>
          <table:table-cell table:formula="of:=(1-[.E23])*100" office:value-type="float" office:value="96.03">
            <text:p>96.03</text:p>
          </table:table-cell>
          <table:table-cell office:value-type="string">
            <text:p>&lt;td&gt;</text:p>
          </table:table-cell>
          <table:table-cell office:value-type="float" office:value="96.03">
            <text:p>96.03</text:p>
          </table:table-cell>
          <table:table-cell office:value-type="string">
            <text:p>&lt;/td&gt;</text:p>
          </table:table-cell>
          <table:table-cell office:value-type="string">
            <text:p>4010 Volume(Tons)</text:p>
          </table:table-cell>
        </table:table-row>
        <table:table-row table:style-name="ro2">
          <table:table-cell table:style-name="ce2" office:value-type="string">
            <text:p>EXPORT_4017</text:p>
          </table:table-cell>
          <table:table-cell table:style-name="ce2" office:value-type="string">
            <text:p>−0.103978</text:p>
          </table:table-cell>
          <table:table-cell table:style-name="ce2" office:value-type="float" office:value="0.0513943">
            <text:p>0.0513943</text:p>
          </table:table-cell>
          <table:table-cell table:style-name="ce2" office:value-type="string">
            <text:p>−2.023</text:p>
          </table:table-cell>
          <table:table-cell table:style-name="ce2" office:value-type="float" office:value="0.0431">
            <text:p>0.0431</text:p>
          </table:table-cell>
          <table:table-cell office:value-type="string">
            <text:p>**</text:p>
          </table:table-cell>
          <table:table-cell table:formula="of:=(1-[.E24])*100" office:value-type="float" office:value="95.69">
            <text:p>95.69</text:p>
          </table:table-cell>
          <table:table-cell office:value-type="string">
            <text:p>&lt;td&gt;</text:p>
          </table:table-cell>
          <table:table-cell office:value-type="float" office:value="95.69">
            <text:p>95.69</text:p>
          </table:table-cell>
          <table:table-cell office:value-type="string">
            <text:p>&lt;/td&gt;</text:p>
          </table:table-cell>
          <table:table-cell office:value-type="string">
            <text:p>TSR20 High ($)</text:p>
          </table:table-cell>
        </table:table-row>
        <table:table-row table:style-name="ro2">
          <table:table-cell office:value-type="string">
            <text:p>RSS3_CHANGE_PREV</text:p>
          </table:table-cell>
          <table:table-cell office:value-type="float" office:value="0.186442">
            <text:p>0.186442</text:p>
          </table:table-cell>
          <table:table-cell office:value-type="float" office:value="0.103313">
            <text:p>0.103313</text:p>
          </table:table-cell>
          <table:table-cell office:value-type="float" office:value="1.805">
            <text:p>1.805</text:p>
          </table:table-cell>
          <table:table-cell office:value-type="float" office:value="0.0711">
            <text:p>0.0711</text:p>
          </table:table-cell>
          <table:table-cell office:value-type="string">
            <text:p>*</text:p>
          </table:table-cell>
          <table:table-cell table:formula="of:=(1-[.E25])*100" office:value-type="float" office:value="92.89">
            <text:p>92.89</text:p>
          </table:table-cell>
          <table:table-cell office:value-type="string">
            <text:p>&lt;td&gt;</text:p>
          </table:table-cell>
          <table:table-cell office:value-type="float" office:value="92.89">
            <text:p>92.89</text:p>
          </table:table-cell>
          <table:table-cell office:value-type="string">
            <text:p>&lt;/td&gt;</text:p>
          </table:table-cell>
          <table:table-cell/>
        </table:table-row>
        <table:table-row table:style-name="ro2">
          <table:table-cell office:value-type="string">
            <text:p>EXPORT_4002</text:p>
          </table:table-cell>
          <table:table-cell office:value-type="float" office:value="0.131302">
            <text:p>0.131302</text:p>
          </table:table-cell>
          <table:table-cell office:value-type="float" office:value="0.0728352">
            <text:p>0.0728352</text:p>
          </table:table-cell>
          <table:table-cell office:value-type="float" office:value="1.803">
            <text:p>1.803</text:p>
          </table:table-cell>
          <table:table-cell office:value-type="float" office:value="0.0714">
            <text:p>0.0714</text:p>
          </table:table-cell>
          <table:table-cell office:value-type="string">
            <text:p>*</text:p>
          </table:table-cell>
          <table:table-cell table:formula="of:=(1-[.E26])*100" office:value-type="float" office:value="92.86">
            <text:p>92.86</text:p>
          </table:table-cell>
          <table:table-cell office:value-type="string">
            <text:p>&lt;td&gt;</text:p>
          </table:table-cell>
          <table:table-cell office:value-type="float" office:value="92.86">
            <text:p>92.86</text:p>
          </table:table-cell>
          <table:table-cell office:value-type="string">
            <text:p>&lt;/td&gt;</text:p>
          </table:table-cell>
          <table:table-cell office:value-type="string">
            <text:p>RSS3 Chg(%)</text:p>
          </table:table-cell>
        </table:table-row>
        <table:table-row table:style-name="ro2">
          <table:table-cell office:value-type="string">
            <text:p>CHINESE_IMPORTED~</text:p>
          </table:table-cell>
          <table:table-cell office:value-type="float" office:value="0.124783">
            <text:p>0.124783</text:p>
          </table:table-cell>
          <table:table-cell office:value-type="float" office:value="0.0696851">
            <text:p>0.0696851</text:p>
          </table:table-cell>
          <table:table-cell office:value-type="float" office:value="1.791">
            <text:p>1.791</text:p>
          </table:table-cell>
          <table:table-cell office:value-type="float" office:value="0.0733">
            <text:p>0.0733</text:p>
          </table:table-cell>
          <table:table-cell office:value-type="string">
            <text:p>*</text:p>
          </table:table-cell>
          <table:table-cell table:formula="of:=(1-[.E27])*100" office:value-type="float" office:value="92.67">
            <text:p>92.67</text:p>
          </table:table-cell>
          <table:table-cell office:value-type="string">
            <text:p>&lt;td&gt;</text:p>
          </table:table-cell>
          <table:table-cell office:value-type="float" office:value="92.67">
            <text:p>92.67</text:p>
          </table:table-cell>
          <table:table-cell office:value-type="string">
            <text:p>&lt;/td&gt;</text:p>
          </table:table-cell>
          <table:table-cell office:value-type="string">
            <text:p>4002 Volume(T)</text:p>
          </table:table-cell>
        </table:table-row>
        <table:table-row table:style-name="ro2">
          <table:table-cell office:value-type="string">
            <text:p>EXPORT_4013</text:p>
          </table:table-cell>
          <table:table-cell office:value-type="float" office:value="0.171732">
            <text:p>0.171732</text:p>
          </table:table-cell>
          <table:table-cell office:value-type="float" office:value="0.0975915">
            <text:p>0.0975915</text:p>
          </table:table-cell>
          <table:table-cell office:value-type="float" office:value="1.76">
            <text:p>1.76</text:p>
          </table:table-cell>
          <table:table-cell office:value-type="float" office:value="0.0785">
            <text:p>0.0785</text:p>
          </table:table-cell>
          <table:table-cell office:value-type="string">
            <text:p>*</text:p>
          </table:table-cell>
          <table:table-cell table:formula="of:=(1-[.E28])*100" office:value-type="float" office:value="92.15">
            <text:p>92.15</text:p>
          </table:table-cell>
          <table:table-cell office:value-type="string">
            <text:p>&lt;td&gt;</text:p>
          </table:table-cell>
          <table:table-cell office:value-type="float" office:value="92.15">
            <text:p>92.15</text:p>
          </table:table-cell>
          <table:table-cell office:value-type="string">
            <text:p>&lt;/td&gt;</text:p>
          </table:table-cell>
          <table:table-cell office:value-type="string">
            <text:p>Chinese Imports(T)</text:p>
          </table:table-cell>
        </table:table-row>
        <table:table-row table:style-name="ro2">
          <table:table-cell office:value-type="string">
            <text:p>TSR20_LOW_PREV</text:p>
          </table:table-cell>
          <table:table-cell office:value-type="string">
            <text:p>−0.603190</text:p>
          </table:table-cell>
          <table:table-cell office:value-type="float" office:value="0.362174">
            <text:p>0.362174</text:p>
          </table:table-cell>
          <table:table-cell office:value-type="string">
            <text:p>−1.665</text:p>
          </table:table-cell>
          <table:table-cell office:value-type="float" office:value="0.0958">
            <text:p>0.0958</text:p>
          </table:table-cell>
          <table:table-cell office:value-type="string">
            <text:p>*</text:p>
          </table:table-cell>
          <table:table-cell table:formula="of:=(1-[.E29])*100" office:value-type="float" office:value="90.42">
            <text:p>90.42</text:p>
          </table:table-cell>
          <table:table-cell office:value-type="string">
            <text:p>&lt;td&gt;</text:p>
          </table:table-cell>
          <table:table-cell office:value-type="float" office:value="90.42">
            <text:p>90.42</text:p>
          </table:table-cell>
          <table:table-cell office:value-type="string">
            <text:p>&lt;/td&gt;</text:p>
          </table:table-cell>
          <table:table-cell office:value-type="string">
            <text:p>4013 Volume(T)</text:p>
          </table:table-cell>
        </table:table-row>
        <table:table-row table:style-name="ro2">
          <table:table-cell office:value-type="string">
            <text:p>Phi_3</text:p>
          </table:table-cell>
          <table:table-cell office:value-type="string">
            <text:p>−0.117755</text:p>
          </table:table-cell>
          <table:table-cell office:value-type="float" office:value="0.0931783">
            <text:p>0.0931783</text:p>
          </table:table-cell>
          <table:table-cell office:value-type="string">
            <text:p>−1.264</text:p>
          </table:table-cell>
          <table:table-cell office:value-type="float" office:value="0.2063">
            <text:p>0.2063</text:p>
          </table:table-cell>
          <table:table-cell/>
          <table:table-cell table:formula="of:=(1-[.E30])*100" office:value-type="float" office:value="79.37">
            <text:p>79.37</text:p>
          </table:table-cell>
          <table:table-cell office:value-type="string">
            <text:p>&lt;td&gt;</text:p>
          </table:table-cell>
          <table:table-cell office:value-type="float" office:value="79.37">
            <text:p>79.37</text:p>
          </table:table-cell>
          <table:table-cell office:value-type="string">
            <text:p>&lt;/td&gt;</text:p>
          </table:table-cell>
          <table:table-cell office:value-type="string">
            <text:p>TSR20 Low (Prev.)</text:p>
          </table:table-cell>
        </table:table-row>
        <table:table-row table:style-name="ro2">
          <table:table-cell office:value-type="string">
            <text:p>EXPORT_4011</text:p>
          </table:table-cell>
          <table:table-cell office:value-type="float" office:value="0.102542">
            <text:p>0.102542</text:p>
          </table:table-cell>
          <table:table-cell office:value-type="float" office:value="0.101998">
            <text:p>0.101998</text:p>
          </table:table-cell>
          <table:table-cell office:value-type="float" office:value="1.005">
            <text:p>1.005</text:p>
          </table:table-cell>
          <table:table-cell office:value-type="float" office:value="0.3147">
            <text:p>0.3147</text:p>
          </table:table-cell>
          <table:table-cell/>
          <table:table-cell table:formula="of:=(1-[.E31])*100" office:value-type="float" office:value="68.53">
            <text:p>68.53</text:p>
          </table:table-cell>
          <table:table-cell office:value-type="string">
            <text:p>&lt;td&gt;</text:p>
          </table:table-cell>
          <table:table-cell office:value-type="float" office:value="68.53">
            <text:p>68.53</text:p>
          </table:table-cell>
          <table:table-cell office:value-type="string">
            <text:p>&lt;/td&gt;</text:p>
          </table:table-cell>
          <table:table-cell office:value-type="string">
            <text:p>4011 Volume(T)</text:p>
          </table:table-cell>
        </table:table-row>
        <table:table-row table:style-name="ro2">
          <table:table-cell office:value-type="string">
            <text:p>theta_1</text:p>
          </table:table-cell>
          <table:table-cell office:value-type="float" office:value="0.11072">
            <text:p>0.11072</text:p>
          </table:table-cell>
          <table:table-cell office:value-type="float" office:value="0.110671">
            <text:p>0.110671</text:p>
          </table:table-cell>
          <table:table-cell office:value-type="float" office:value="1">
            <text:p>1</text:p>
          </table:table-cell>
          <table:table-cell office:value-type="float" office:value="0.3171">
            <text:p>0.3171</text:p>
          </table:table-cell>
          <table:table-cell/>
          <table:table-cell table:formula="of:=(1-[.E32])*100" office:value-type="float" office:value="68.29">
            <text:p>68.29</text:p>
          </table:table-cell>
          <table:table-cell office:value-type="string">
            <text:p>&lt;td&gt;</text:p>
          </table:table-cell>
          <table:table-cell office:value-type="float" office:value="68.29">
            <text:p>68.29</text:p>
          </table:table-cell>
          <table:table-cell office:value-type="string">
            <text:p>&lt;/td&gt;</text:p>
          </table:table-cell>
          <table:table-cell office:value-type="string">
            <text:p>IDN/USD Chg(%)</text:p>
          </table:table-cell>
        </table:table-row>
        <table:table-row table:style-name="ro2">
          <table:table-cell office:value-type="string">
            <text:p>USD_ISD_EXCHANGE~</text:p>
          </table:table-cell>
          <table:table-cell office:value-type="float" office:value="0.16596">
            <text:p>0.16596</text:p>
          </table:table-cell>
          <table:table-cell office:value-type="float" office:value="0.167905">
            <text:p>0.167905</text:p>
          </table:table-cell>
          <table:table-cell office:value-type="float" office:value="0.9884">
            <text:p>0.9884</text:p>
          </table:table-cell>
          <table:table-cell office:value-type="float" office:value="0.3229">
            <text:p>0.3229</text:p>
          </table:table-cell>
          <table:table-cell/>
          <table:table-cell table:formula="of:=(1-[.E33])*100" office:value-type="float" office:value="67.71">
            <text:p>67.71</text:p>
          </table:table-cell>
          <table:table-cell office:value-type="string">
            <text:p>&lt;td&gt;</text:p>
          </table:table-cell>
          <table:table-cell office:value-type="float" office:value="67.71">
            <text:p>67.71</text:p>
          </table:table-cell>
          <table:table-cell office:value-type="string">
            <text:p>&lt;/td&gt;</text:p>
          </table:table-cell>
          <table:table-cell office:value-type="string">
            <text:p>Crude Oil Price(B.)</text:p>
          </table:table-cell>
        </table:table-row>
        <table:table-row table:style-name="ro2">
          <table:table-cell office:value-type="string">
            <text:p>CRUDE_OIL_PRICE_~</text:p>
          </table:table-cell>
          <table:table-cell office:value-type="float" office:value="0.10833">
            <text:p>0.10833</text:p>
          </table:table-cell>
          <table:table-cell office:value-type="float" office:value="0.116736">
            <text:p>0.116736</text:p>
          </table:table-cell>
          <table:table-cell office:value-type="float" office:value="0.928">
            <text:p>0.928</text:p>
          </table:table-cell>
          <table:table-cell office:value-type="float" office:value="0.3534">
            <text:p>0.3534</text:p>
          </table:table-cell>
          <table:table-cell/>
          <table:table-cell table:formula="of:=(1-[.E34])*100" office:value-type="float" office:value="64.66">
            <text:p>64.66</text:p>
          </table:table-cell>
          <table:table-cell office:value-type="string">
            <text:p>&lt;td&gt;</text:p>
          </table:table-cell>
          <table:table-cell office:value-type="float" office:value="64.66">
            <text:p>64.66</text:p>
          </table:table-cell>
          <table:table-cell office:value-type="string">
            <text:p>&lt;/td&gt;</text:p>
          </table:table-cell>
          <table:table-cell office:value-type="string">
            <text:p>RSS3 Price (Prev)</text:p>
          </table:table-cell>
        </table:table-row>
        <table:table-row table:style-name="ro2">
          <table:table-cell office:value-type="string">
            <text:p>RSS3_PRICE_PREV</text:p>
          </table:table-cell>
          <table:table-cell office:value-type="string">
            <text:p>−0.552247</text:p>
          </table:table-cell>
          <table:table-cell office:value-type="float" office:value="0.608631">
            <text:p>0.608631</text:p>
          </table:table-cell>
          <table:table-cell office:value-type="string">
            <text:p>−0.9074</text:p>
          </table:table-cell>
          <table:table-cell office:value-type="float" office:value="0.3642">
            <text:p>0.3642</text:p>
          </table:table-cell>
          <table:table-cell/>
          <table:table-cell table:formula="of:=(1-[.E35])*100" office:value-type="float" office:value="63.58">
            <text:p>63.58</text:p>
          </table:table-cell>
          <table:table-cell office:value-type="string">
            <text:p>&lt;td&gt;</text:p>
          </table:table-cell>
          <table:table-cell office:value-type="float" office:value="63.58">
            <text:p>63.58</text:p>
          </table:table-cell>
          <table:table-cell office:value-type="string">
            <text:p>&lt;/td&gt;</text:p>
          </table:table-cell>
          <table:table-cell office:value-type="string">
            <text:p>4012 Volume(T)</text:p>
          </table:table-cell>
        </table:table-row>
        <table:table-row table:style-name="ro2">
          <table:table-cell office:value-type="string">
            <text:p>EXPORT_4012</text:p>
          </table:table-cell>
          <table:table-cell office:value-type="string">
            <text:p>−0.0348150</text:p>
          </table:table-cell>
          <table:table-cell office:value-type="float" office:value="0.0391827">
            <text:p>0.0391827</text:p>
          </table:table-cell>
          <table:table-cell office:value-type="string">
            <text:p>−0.8885</text:p>
          </table:table-cell>
          <table:table-cell office:value-type="float" office:value="0.3743">
            <text:p>0.3743</text:p>
          </table:table-cell>
          <table:table-cell/>
          <table:table-cell table:formula="of:=(1-[.E36])*100" office:value-type="float" office:value="62.57">
            <text:p>62.57</text:p>
          </table:table-cell>
          <table:table-cell office:value-type="string">
            <text:p>&lt;td&gt;</text:p>
          </table:table-cell>
          <table:table-cell office:value-type="float" office:value="62.57">
            <text:p>62.57</text:p>
          </table:table-cell>
          <table:table-cell office:value-type="string">
            <text:p>&lt;/td&gt;</text:p>
          </table:table-cell>
          <table:table-cell office:value-type="string">
            <text:p>TSR20 Volume (KG.)</text:p>
          </table:table-cell>
        </table:table-row>
        <table:table-row table:style-name="ro2">
          <table:table-cell office:value-type="string">
            <text:p>TSR20_VOLUME_PREV</text:p>
          </table:table-cell>
          <table:table-cell office:value-type="float" office:value="0.066358">
            <text:p>0.066358</text:p>
          </table:table-cell>
          <table:table-cell office:value-type="float" office:value="0.0772675">
            <text:p>0.0772675</text:p>
          </table:table-cell>
          <table:table-cell office:value-type="float" office:value="0.8588">
            <text:p>0.8588</text:p>
          </table:table-cell>
          <table:table-cell office:value-type="float" office:value="0.3904">
            <text:p>0.3904</text:p>
          </table:table-cell>
          <table:table-cell/>
          <table:table-cell table:formula="of:=(1-[.E37])*100" office:value-type="float" office:value="60.96">
            <text:p>60.96</text:p>
          </table:table-cell>
          <table:table-cell office:value-type="string">
            <text:p>&lt;td&gt;</text:p>
          </table:table-cell>
          <table:table-cell office:value-type="float" office:value="60.96">
            <text:p>60.96</text:p>
          </table:table-cell>
          <table:table-cell office:value-type="string">
            <text:p>&lt;/td&gt;</text:p>
          </table:table-cell>
          <table:table-cell office:value-type="string">
            <text:p>4005 Volume(T)</text:p>
          </table:table-cell>
        </table:table-row>
        <table:table-row table:style-name="ro2">
          <table:table-cell office:value-type="string">
            <text:p>EXPORT_4005</text:p>
          </table:table-cell>
          <table:table-cell office:value-type="float" office:value="0.049233">
            <text:p>0.049233</text:p>
          </table:table-cell>
          <table:table-cell office:value-type="float" office:value="0.0586518">
            <text:p>0.0586518</text:p>
          </table:table-cell>
          <table:table-cell office:value-type="float" office:value="0.8394">
            <text:p>0.8394</text:p>
          </table:table-cell>
          <table:table-cell office:value-type="float" office:value="0.4012">
            <text:p>0.4012</text:p>
          </table:table-cell>
          <table:table-cell/>
          <table:table-cell table:formula="of:=(1-[.E38])*100" office:value-type="float" office:value="59.88">
            <text:p>59.88</text:p>
          </table:table-cell>
          <table:table-cell office:value-type="string">
            <text:p>&lt;td&gt;</text:p>
          </table:table-cell>
          <table:table-cell office:value-type="float" office:value="59.88">
            <text:p>59.88</text:p>
          </table:table-cell>
          <table:table-cell office:value-type="string">
            <text:p>&lt;/td&gt;</text:p>
          </table:table-cell>
          <table:table-cell office:value-type="string">
            <text:p>4004 Volume(T)</text:p>
          </table:table-cell>
        </table:table-row>
        <table:table-row table:style-name="ro2">
          <table:table-cell office:value-type="string">
            <text:p>EXPORT_4004</text:p>
          </table:table-cell>
          <table:table-cell office:value-type="float" office:value="0.0329979">
            <text:p>0.0329979</text:p>
          </table:table-cell>
          <table:table-cell office:value-type="float" office:value="0.0397021">
            <text:p>0.0397021</text:p>
          </table:table-cell>
          <table:table-cell office:value-type="float" office:value="0.8311">
            <text:p>0.8311</text:p>
          </table:table-cell>
          <table:table-cell office:value-type="float" office:value="0.4059">
            <text:p>0.4059</text:p>
          </table:table-cell>
          <table:table-cell/>
          <table:table-cell table:formula="of:=(1-[.E39])*100" office:value-type="float" office:value="59.41">
            <text:p>59.41</text:p>
          </table:table-cell>
          <table:table-cell office:value-type="string">
            <text:p>&lt;td&gt;</text:p>
          </table:table-cell>
          <table:table-cell office:value-type="float" office:value="59.41">
            <text:p>59.41</text:p>
          </table:table-cell>
          <table:table-cell office:value-type="string">
            <text:p>&lt;/td&gt;</text:p>
          </table:table-cell>
          <table:table-cell office:value-type="string">
            <text:p>TSR20 Price (Prev.)</text:p>
          </table:table-cell>
        </table:table-row>
        <table:table-row table:style-name="ro2">
          <table:table-cell office:value-type="string">
            <text:p>USD_ISD_EXCHANGE~</text:p>
          </table:table-cell>
          <table:table-cell office:value-type="string">
            <text:p>−0.989735</text:p>
          </table:table-cell>
          <table:table-cell office:value-type="float" office:value="1.26758">
            <text:p>1.26758</text:p>
          </table:table-cell>
          <table:table-cell office:value-type="string">
            <text:p>−0.7808</text:p>
          </table:table-cell>
          <table:table-cell office:value-type="float" office:value="0.4349">
            <text:p>0.4349</text:p>
          </table:table-cell>
          <table:table-cell/>
          <table:table-cell table:formula="of:=(1-[.E40])*100" office:value-type="float" office:value="56.51">
            <text:p>56.51</text:p>
          </table:table-cell>
          <table:table-cell office:value-type="string">
            <text:p>&lt;td&gt;</text:p>
          </table:table-cell>
          <table:table-cell office:value-type="float" office:value="56.51">
            <text:p>56.51</text:p>
          </table:table-cell>
          <table:table-cell office:value-type="string">
            <text:p>&lt;/td&gt;</text:p>
          </table:table-cell>
          <table:table-cell office:value-type="string">
            <text:p>Planted Area(Ha)</text:p>
          </table:table-cell>
        </table:table-row>
        <table:table-row table:style-name="ro2">
          <table:table-cell office:value-type="string">
            <text:p>TSR20_PRICE_PREV</text:p>
          </table:table-cell>
          <table:table-cell office:value-type="float" office:value="0.445664">
            <text:p>0.445664</text:p>
          </table:table-cell>
          <table:table-cell office:value-type="float" office:value="0.597134">
            <text:p>0.597134</text:p>
          </table:table-cell>
          <table:table-cell office:value-type="float" office:value="0.7463">
            <text:p>0.7463</text:p>
          </table:table-cell>
          <table:table-cell office:value-type="float" office:value="0.4555">
            <text:p>0.4555</text:p>
          </table:table-cell>
          <table:table-cell/>
          <table:table-cell table:formula="of:=(1-[.E41])*100" office:value-type="float" office:value="54.45">
            <text:p>54.45</text:p>
          </table:table-cell>
          <table:table-cell office:value-type="string">
            <text:p>&lt;td&gt;</text:p>
          </table:table-cell>
          <table:table-cell office:value-type="float" office:value="54.45">
            <text:p>54.45</text:p>
          </table:table-cell>
          <table:table-cell office:value-type="string">
            <text:p>&lt;/td&gt;</text:p>
          </table:table-cell>
          <table:table-cell office:value-type="string">
            <text:p>Oil Price Chg(%.)</text:p>
          </table:table-cell>
        </table:table-row>
        <table:table-row table:style-name="ro2">
          <table:table-cell office:value-type="string">
            <text:p>RSS3_VOLUME_PREV</text:p>
          </table:table-cell>
          <table:table-cell office:value-type="float" office:value="0.0545177">
            <text:p>0.0545177</text:p>
          </table:table-cell>
          <table:table-cell office:value-type="float" office:value="0.0789568">
            <text:p>0.0789568</text:p>
          </table:table-cell>
          <table:table-cell office:value-type="float" office:value="0.6905">
            <text:p>0.6905</text:p>
          </table:table-cell>
          <table:table-cell office:value-type="float" office:value="0.4899">
            <text:p>0.4899</text:p>
          </table:table-cell>
          <table:table-cell/>
          <table:table-cell table:formula="of:=(1-[.E42])*100" office:value-type="float" office:value="51.01">
            <text:p>51.01</text:p>
          </table:table-cell>
          <table:table-cell office:value-type="string">
            <text:p>&lt;td&gt;</text:p>
          </table:table-cell>
          <table:table-cell office:value-type="float" office:value="51.01">
            <text:p>51.01</text:p>
          </table:table-cell>
          <table:table-cell office:value-type="string">
            <text:p>&lt;/td&gt;</text:p>
          </table:table-cell>
          <table:table-cell office:value-type="string">
            <text:p>4014 Volume (KG.)</text:p>
          </table:table-cell>
        </table:table-row>
        <table:table-row table:style-name="ro2">
          <table:table-cell office:value-type="string">
            <text:p>EXPORT_4016</text:p>
          </table:table-cell>
          <table:table-cell office:value-type="string">
            <text:p>−0.0461063</text:p>
          </table:table-cell>
          <table:table-cell office:value-type="float" office:value="0.0696031">
            <text:p>0.0696031</text:p>
          </table:table-cell>
          <table:table-cell office:value-type="string">
            <text:p>−0.6624</text:p>
          </table:table-cell>
          <table:table-cell office:value-type="float" office:value="0.5077">
            <text:p>0.5077</text:p>
          </table:table-cell>
          <table:table-cell/>
          <table:table-cell table:formula="of:=(1-[.E43])*100" office:value-type="float" office:value="49.23">
            <text:p>49.23</text:p>
          </table:table-cell>
          <table:table-cell office:value-type="string">
            <text:p>&lt;td&gt;</text:p>
          </table:table-cell>
          <table:table-cell office:value-type="float" office:value="49.23">
            <text:p>49.23</text:p>
          </table:table-cell>
          <table:table-cell office:value-type="string">
            <text:p>&lt;/td&gt;</text:p>
          </table:table-cell>
          <table:table-cell office:value-type="string">
            <text:p>4005 Volume(T)</text:p>
          </table:table-cell>
        </table:table-row>
        <table:table-row table:style-name="ro2">
          <table:table-cell office:value-type="string">
            <text:p>TSR20_OPEN_PREV</text:p>
          </table:table-cell>
          <table:table-cell office:value-type="string">
            <text:p>−0.326030</text:p>
          </table:table-cell>
          <table:table-cell office:value-type="float" office:value="0.532359">
            <text:p>0.532359</text:p>
          </table:table-cell>
          <table:table-cell office:value-type="string">
            <text:p>−0.6124</text:p>
          </table:table-cell>
          <table:table-cell office:value-type="float" office:value="0.5403">
            <text:p>0.5403</text:p>
          </table:table-cell>
          <table:table-cell/>
          <table:table-cell table:formula="of:=(1-[.E44])*100" office:value-type="float" office:value="45.97">
            <text:p>45.97</text:p>
          </table:table-cell>
          <table:table-cell office:value-type="string">
            <text:p>&lt;td&gt;</text:p>
          </table:table-cell>
          <table:table-cell office:value-type="float" office:value="45.97">
            <text:p>45.97</text:p>
          </table:table-cell>
          <table:table-cell office:value-type="string">
            <text:p>&lt;/td&gt;</text:p>
          </table:table-cell>
          <table:table-cell/>
        </table:table-row>
        <table:table-row table:style-name="ro2">
          <table:table-cell office:value-type="string">
            <text:p>PLANTED_AREA</text:p>
          </table:table-cell>
          <table:table-cell office:value-type="float" office:value="0.0838808">
            <text:p>0.0838808</text:p>
          </table:table-cell>
          <table:table-cell office:value-type="float" office:value="0.138155">
            <text:p>0.138155</text:p>
          </table:table-cell>
          <table:table-cell office:value-type="float" office:value="0.6071">
            <text:p>0.6071</text:p>
          </table:table-cell>
          <table:table-cell office:value-type="float" office:value="0.5438">
            <text:p>0.5438</text:p>
          </table:table-cell>
          <table:table-cell/>
          <table:table-cell table:formula="of:=(1-[.E45])*100" office:value-type="float" office:value="45.62">
            <text:p>45.62</text:p>
          </table:table-cell>
          <table:table-cell office:value-type="string">
            <text:p>&lt;td&gt;</text:p>
          </table:table-cell>
          <table:table-cell office:value-type="float" office:value="45.62">
            <text:p>45.62</text:p>
          </table:table-cell>
          <table:table-cell office:value-type="string">
            <text:p>&lt;/td&gt;</text:p>
          </table:table-cell>
          <table:table-cell/>
        </table:table-row>
        <table:table-row table:style-name="ro2">
          <table:table-cell office:value-type="string">
            <text:p>CRUDE_OIL_PRICE_~</text:p>
          </table:table-cell>
          <table:table-cell office:value-type="float" office:value="0.0244458">
            <text:p>0.0244458</text:p>
          </table:table-cell>
          <table:table-cell office:value-type="float" office:value="0.0405873">
            <text:p>0.0405873</text:p>
          </table:table-cell>
          <table:table-cell office:value-type="float" office:value="0.6023">
            <text:p>0.6023</text:p>
          </table:table-cell>
          <table:table-cell office:value-type="float" office:value="0.547">
            <text:p>0.547</text:p>
          </table:table-cell>
          <table:table-cell/>
          <table:table-cell table:formula="of:=(1-[.E46])*100" office:value-type="float" office:value="45.3">
            <text:p>45.3</text:p>
          </table:table-cell>
          <table:table-cell office:value-type="string">
            <text:p>&lt;td&gt;</text:p>
          </table:table-cell>
          <table:table-cell office:value-type="float" office:value="45.3">
            <text:p>45.3</text:p>
          </table:table-cell>
          <table:table-cell office:value-type="string">
            <text:p>&lt;/td&gt;</text:p>
          </table:table-cell>
          <table:table-cell/>
        </table:table-row>
        <table:table-row table:style-name="ro2">
          <table:table-cell office:value-type="string">
            <text:p>EXPORT_4014</text:p>
          </table:table-cell>
          <table:table-cell office:value-type="float" office:value="0.021608">
            <text:p>0.021608</text:p>
          </table:table-cell>
          <table:table-cell office:value-type="float" office:value="0.0384507">
            <text:p>0.0384507</text:p>
          </table:table-cell>
          <table:table-cell office:value-type="float" office:value="0.562">
            <text:p>0.562</text:p>
          </table:table-cell>
          <table:table-cell office:value-type="float" office:value="0.5741">
            <text:p>0.5741</text:p>
          </table:table-cell>
          <table:table-cell/>
          <table:table-cell table:formula="of:=(1-[.E47])*100" office:value-type="float" office:value="42.59">
            <text:p>42.59</text:p>
          </table:table-cell>
          <table:table-cell office:value-type="string">
            <text:p>&lt;td&gt;</text:p>
          </table:table-cell>
          <table:table-cell office:value-type="float" office:value="42.59">
            <text:p>42.59</text:p>
          </table:table-cell>
          <table:table-cell office:value-type="string">
            <text:p>&lt;/td&gt;</text:p>
          </table:table-cell>
          <table:table-cell/>
        </table:table-row>
        <table:table-row table:style-name="ro2">
          <table:table-cell office:value-type="string">
            <text:p>USD_ISD_EXCHANGE~</text:p>
          </table:table-cell>
          <table:table-cell office:value-type="float" office:value="0.28071">
            <text:p>0.28071</text:p>
          </table:table-cell>
          <table:table-cell office:value-type="float" office:value="0.706734">
            <text:p>0.706734</text:p>
          </table:table-cell>
          <table:table-cell office:value-type="float" office:value="0.3972">
            <text:p>0.3972</text:p>
          </table:table-cell>
          <table:table-cell office:value-type="float" office:value="0.6912">
            <text:p>0.6912</text:p>
          </table:table-cell>
          <table:table-cell/>
          <table:table-cell table:formula="of:=(1-[.E48])*100" office:value-type="float" office:value="30.88">
            <text:p>30.88</text:p>
          </table:table-cell>
          <table:table-cell office:value-type="string">
            <text:p>&lt;td&gt;</text:p>
          </table:table-cell>
          <table:table-cell office:value-type="float" office:value="30.88">
            <text:p>30.88</text:p>
          </table:table-cell>
          <table:table-cell office:value-type="string">
            <text:p>&lt;/td&gt;</text:p>
          </table:table-cell>
          <table:table-cell/>
        </table:table-row>
        <table:table-row table:style-name="ro2">
          <table:table-cell office:value-type="string">
            <text:p>const</text:p>
          </table:table-cell>
          <table:table-cell office:value-type="string">
            <text:p>−0.306170</text:p>
          </table:table-cell>
          <table:table-cell office:value-type="float" office:value="1.54775">
            <text:p>1.54775</text:p>
          </table:table-cell>
          <table:table-cell office:value-type="string">
            <text:p>−0.1978</text:p>
          </table:table-cell>
          <table:table-cell office:value-type="float" office:value="0.8432">
            <text:p>0.8432</text:p>
          </table:table-cell>
          <table:table-cell/>
          <table:table-cell table:formula="of:=(1-[.E49])*100" office:value-type="float" office:value="15.68">
            <text:p>15.68</text:p>
          </table:table-cell>
          <table:table-cell office:value-type="string">
            <text:p>&lt;td&gt;</text:p>
          </table:table-cell>
          <table:table-cell office:value-type="float" office:value="15.68">
            <text:p>15.68</text:p>
          </table:table-cell>
          <table:table-cell office:value-type="string">
            <text:p>&lt;/td&gt;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results.A1:results.F49">
          <table:sort>
            <table:sort-by table:field-number="4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2/03/2020</text:date>, <text:time>00:4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6:47:23.60</meta:creation-date>
    <dc:date>2020-02-03T00:40:30.70</dc:date>
    <meta:editing-duration>PT1H28M30S</meta:editing-duration>
    <meta:editing-cycles>1</meta:editing-cycles>
    <meta:document-statistic meta:table-count="3" meta:cell-count="1124" meta:object-count="0"/>
    <meta:generator>OpenOffice/4.1.7$Win32 OpenOffice.org_project/417m1$Build-9800</meta:generator>
  </office:meta>
</office:document-meta>
</file>